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285in"/>
    </style:style>
    <style:style style:name="Table1.B" style:family="table-column">
      <style:table-column-properties style:column-width="0.9292in"/>
    </style:style>
    <style:style style:name="Table1.G" style:family="table-column">
      <style:table-column-properties style:column-width="0.9264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style:font-name-asian="Google Sans1" style:font-name-complex="Google Sans1"/>
    </style:style>
    <style:style style:name="P2" style:family="paragraph" style:parent-style-name="Standard">
      <style:paragraph-properties fo:margin-top="0in" fo:margin-bottom="0.1665in" loext:contextual-spacing="false" fo:line-height="114%" fo:padding="0in" fo:border="none"/>
      <style:text-properties fo:color="#1b1c1d" style:font-name="Google Sans Text" style:font-name-asian="Google Sans Text1" style:font-name-complex="Google Sans Text1"/>
    </style:style>
    <style:style style:name="P3" style:family="paragraph" style:parent-style-name="Standard">
      <style:paragraph-properties fo:margin-top="0in" fo:margin-bottom="0.1665in" loext:contextual-spacing="false" fo:line-height="114%" fo:padding="0in" fo:border="none"/>
    </style:style>
    <style:style style:name="P4"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5" style:family="paragraph" style:parent-style-name="Standard">
      <style:paragraph-properties fo:margin-top="0in" fo:margin-bottom="0.0835in" loext:contextual-spacing="false" fo:line-height="114%" fo:padding="0in" fo:border="none"/>
    </style:style>
    <style:style style:name="P6"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23">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23">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27"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28" style:family="paragraph" style:parent-style-name="Standard" style:list-style-name="WWNum20">
      <style:paragraph-properties fo:margin-left="0.3228in" fo:margin-right="0in" fo:margin-top="0in" fo:margin-bottom="0.0835in" loext:contextual-spacing="false" fo:line-height="114%" fo:text-indent="-0.25in" style:auto-text-indent="false" fo:padding="0in" fo:border="none"/>
    </style:style>
    <style:style style:name="P29"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30"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31"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32"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33" style:family="paragraph" style:parent-style-name="Standard" style:list-style-name="WWNum17">
      <style:paragraph-properties fo:margin-left="0.6043in" fo:margin-right="0in" fo:margin-top="0in" fo:margin-bottom="0in" loext:contextual-spacing="false" fo:line-height="114%" fo:text-indent="-0.25in" style:auto-text-indent="false" fo:padding="0in" fo:border="none"/>
    </style:style>
    <style:style style:name="P34" style:family="paragraph" style:parent-style-name="Standard" style:list-style-name="WWNum17">
      <style:paragraph-properties fo:margin-left="0.6043in" fo:margin-right="0in" fo:margin-top="0in" fo:margin-bottom="0in" loext:contextual-spacing="false" fo:line-height="114%" fo:text-indent="-0.25in" style:auto-text-indent="false" fo:padding="0in" fo:border="none"/>
    </style:style>
    <style:style style:name="P35" style:family="paragraph" style:parent-style-name="Standard" style:list-style-name="WWNum19">
      <style:paragraph-properties fo:margin-left="0.6043in" fo:margin-right="0in" fo:margin-top="0in" fo:margin-bottom="0in" loext:contextual-spacing="false" fo:line-height="114%" fo:text-indent="-0.25in" style:auto-text-indent="false" fo:padding="0in" fo:border="none"/>
    </style:style>
    <style:style style:name="P36" style:family="paragraph" style:parent-style-name="Standard" style:list-style-name="WWNum21">
      <style:paragraph-properties fo:margin-left="0.6043in" fo:margin-right="0in" fo:margin-top="0in" fo:margin-bottom="0in" loext:contextual-spacing="false" fo:line-height="114%" fo:text-indent="-0.25in" style:auto-text-indent="false" fo:padding="0in" fo:border="none"/>
    </style:style>
    <style:style style:name="P37" style:family="paragraph" style:parent-style-name="Standard" style:list-style-name="WWNum21">
      <style:paragraph-properties fo:margin-left="0.6043in" fo:margin-right="0in" fo:margin-top="0in" fo:margin-bottom="0in" loext:contextual-spacing="false" fo:line-height="114%" fo:text-indent="-0.25in" style:auto-text-indent="false" fo:padding="0in" fo:border="none"/>
    </style:style>
    <style:style style:name="P38" style:family="paragraph" style:parent-style-name="Standard" style:list-style-name="WWNum22">
      <style:paragraph-properties fo:margin-left="0.6043in" fo:margin-right="0in" fo:margin-top="0in" fo:margin-bottom="0in" loext:contextual-spacing="false" fo:line-height="114%" fo:text-indent="-0.25in" style:auto-text-indent="false" fo:padding="0in" fo:border="none"/>
    </style:style>
    <style:style style:name="P39" style:family="paragraph" style:parent-style-name="Standard" style:list-style-name="WWNum22">
      <style:paragraph-properties fo:margin-left="0.6043in" fo:margin-right="0in" fo:margin-top="0in" fo:margin-bottom="0in" loext:contextual-spacing="false" fo:line-height="114%" fo:text-indent="-0.25in" style:auto-text-indent="false" fo:padding="0in" fo:border="none"/>
    </style:style>
    <style:style style:name="P40" style:family="paragraph" style:parent-style-name="Standard" style:list-style-name="WWNum25">
      <style:paragraph-properties fo:margin-left="0.6043in" fo:margin-right="0in" fo:margin-top="0in" fo:margin-bottom="0in" loext:contextual-spacing="false" fo:line-height="114%" fo:text-indent="-0.25in" style:auto-text-indent="false" fo:padding="0in" fo:border="none"/>
    </style:style>
    <style:style style:name="P41" style:family="paragraph" style:parent-style-name="Standard" style:list-style-name="WWNum25">
      <style:paragraph-properties fo:margin-left="0.6043in" fo:margin-right="0in" fo:margin-top="0in" fo:margin-bottom="0in" loext:contextual-spacing="false" fo:line-height="114%" fo:text-indent="-0.25in" style:auto-text-indent="false" fo:padding="0in" fo:border="none"/>
    </style:style>
    <style:style style:name="P42"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43"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44"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45"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46"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47"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48" style:family="paragraph" style:parent-style-name="Standard" style:list-style-name="WWNum12">
      <style:paragraph-properties fo:margin-left="0.6043in" fo:margin-right="0in" fo:margin-top="0in" fo:margin-bottom="0.0835in" loext:contextual-spacing="false" fo:line-height="114%" fo:text-indent="-0.25in" style:auto-text-indent="false" fo:padding="0in" fo:border="none"/>
    </style:style>
    <style:style style:name="P49" style:family="paragraph" style:parent-style-name="Standard" style:list-style-name="WWNum15">
      <style:paragraph-properties fo:margin-left="0.6043in" fo:margin-right="0in" fo:margin-top="0in" fo:margin-bottom="0.0835in" loext:contextual-spacing="false" fo:line-height="114%" fo:text-indent="-0.25in" style:auto-text-indent="false" fo:padding="0in" fo:border="none"/>
    </style:style>
    <style:style style:name="P50" style:family="paragraph" style:parent-style-name="Standard" style:list-style-name="WWNum19">
      <style:paragraph-properties fo:margin-left="0.6043in" fo:margin-right="0in" fo:margin-top="0in" fo:margin-bottom="0.0835in" loext:contextual-spacing="false" fo:line-height="114%" fo:text-indent="-0.25in" style:auto-text-indent="false" fo:padding="0in" fo:border="none"/>
    </style:style>
    <style:style style:name="P51" style:family="paragraph" style:parent-style-name="Standard" style:list-style-name="WWNum25">
      <style:paragraph-properties fo:margin-left="0.6043in" fo:margin-right="0in" fo:margin-top="0in" fo:margin-bottom="0.0835in" loext:contextual-spacing="false" fo:line-height="114%" fo:text-indent="-0.25in" style:auto-text-indent="false" fo:padding="0in" fo:border="none"/>
    </style:style>
    <style:style style:name="P52" style:family="paragraph" style:parent-style-name="Standard" style:list-style-name="WWNum6">
      <style:paragraph-properties fo:margin-left="0.6043in" fo:margin-right="0in" fo:margin-top="0in" fo:margin-bottom="0.0835in" loext:contextual-spacing="false" fo:line-height="114%" fo:text-indent="-0.25in" style:auto-text-indent="false" fo:padding="0in" fo:border="none"/>
    </style:style>
    <style:style style:name="P53" style:family="paragraph" style:parent-style-name="Standard" style:list-style-name="WWNum9">
      <style:paragraph-properties fo:margin-left="0.6043in" fo:margin-right="0in" fo:margin-top="0in" fo:margin-bottom="0.0835in" loext:contextual-spacing="false" fo:line-height="114%" fo:text-indent="-0.25in" style:auto-text-indent="false" fo:padding="0in" fo:border="none"/>
    </style:style>
    <style:style style:name="P54" style:family="paragraph" style:parent-style-name="Standard">
      <style:paragraph-properties fo:margin-top="0.1665in" fo:margin-bottom="0.1665in" loext:contextual-spacing="false" fo:line-height="114%" fo:padding="0in" fo:border="none"/>
    </style:style>
    <style:style style:name="P55" style:family="paragraph" style:parent-style-name="Standard">
      <style:paragraph-properties fo:margin-top="0.1665in" fo:margin-bottom="0.1665in" loext:contextual-spacing="false" fo:line-height="114%" fo:padding="0in" fo:border="none"/>
      <style:text-properties fo:color="#1b1c1d" style:font-name="Google Sans Text" style:font-name-asian="Google Sans Text1" style:font-name-complex="Google Sans Text1"/>
    </style:style>
    <style:style style:name="P56" style:family="paragraph" style:parent-style-name="Standard">
      <style:paragraph-properties fo:margin-top="0.1665in" fo:margin-bottom="0.1665in" loext:contextual-spacing="false" fo:line-height="114%" fo:padding="0in" fo:border="none"/>
      <style:text-properties fo:color="#444746" style:text-position="super 58%" style:font-name="Google Sans Text" fo:font-size="12pt" style:font-name-asian="Google Sans Text1" style:font-size-asian="12pt" style:font-name-complex="Google Sans Text1" style:font-size-complex="12pt"/>
    </style:style>
    <style:style style:name="P57" style:family="paragraph" style:parent-style-name="Standard">
      <style:paragraph-properties fo:margin-top="0.0835in" fo:margin-bottom="0.0835in" loext:contextual-spacing="false" fo:line-height="114%" fo:padding="0in" fo:border="none"/>
    </style:style>
    <style:style style:name="P58" style:family="paragraph" style:parent-style-name="Standard">
      <style:paragraph-properties fo:margin-top="0.3335in" fo:margin-bottom="0.1665in" loext:contextual-spacing="false" fo:line-height="114%" fo:padding="0in" fo:border="none"/>
      <style:text-properties fo:color="#1b1c1d" style:font-name="Google Sans Text" style:font-name-asian="Google Sans Text1" style:font-name-complex="Google Sans Text1"/>
    </style:style>
    <style:style style:name="P59" style:family="paragraph" style:parent-style-name="Standard">
      <style:paragraph-properties fo:line-height="114%" fo:padding="0in" fo:border="none"/>
      <style:text-properties fo:color="#1b1c1d" style:font-name="Google Sans Text" style:font-name-asian="Google Sans Text1" style:font-name-complex="Google Sans Text1"/>
    </style:style>
    <style:style style:name="P60" style:family="paragraph" style:parent-style-name="Standard">
      <style:paragraph-properties fo:line-height="114%" fo:padding="0in" fo:border="none"/>
    </style:style>
    <style:style style:name="P61" style:family="paragraph" style:parent-style-name="Standard" style:list-style-name="WWNum24">
      <style:paragraph-properties fo:margin-left="0.6146in" fo:margin-right="0in" fo:margin-top="0in" fo:margin-bottom="0in" loext:contextual-spacing="false" fo:line-height="114%" fo:text-indent="-0.25in" style:auto-text-indent="false" fo:padding="0in" fo:border="none"/>
    </style:style>
    <style:style style:name="P62" style:family="paragraph" style:parent-style-name="Standard" style:list-style-name="WWNum24">
      <style:paragraph-properties fo:margin-left="0.6146in" fo:margin-right="0in" fo:margin-top="0in" fo:margin-bottom="0in" loext:contextual-spacing="false" fo:line-height="114%" fo:text-indent="-0.25in" style:auto-text-indent="false" fo:padding="0in" fo:border="none"/>
    </style:style>
    <style:style style:name="P63" style:family="paragraph" style:parent-style-name="Standard" style:list-style-name="WWNum3">
      <style:paragraph-properties fo:margin-left="0.6146in" fo:margin-right="0in" fo:margin-top="0in" fo:margin-bottom="0in" loext:contextual-spacing="false" fo:line-height="114%" fo:text-indent="-0.25in" style:auto-text-indent="false" fo:padding="0in" fo:border="none"/>
    </style:style>
    <style:style style:name="P64" style:family="paragraph" style:parent-style-name="Standard" style:list-style-name="WWNum3">
      <style:paragraph-properties fo:margin-left="0.6146in" fo:margin-right="0in" fo:margin-top="0in" fo:margin-bottom="0in" loext:contextual-spacing="false" fo:line-height="114%" fo:text-indent="-0.25in" style:auto-text-indent="false" fo:padding="0in" fo:border="none"/>
    </style:style>
    <style:style style:name="P65" style:family="paragraph" style:parent-style-name="Standard" style:list-style-name="WWNum8">
      <style:paragraph-properties fo:margin-left="0.6146in" fo:margin-right="0in" fo:margin-top="0in" fo:margin-bottom="0in" loext:contextual-spacing="false" fo:line-height="114%" fo:text-indent="-0.25in" style:auto-text-indent="false" fo:padding="0in" fo:border="none"/>
    </style:style>
    <style:style style:name="P66" style:family="paragraph" style:parent-style-name="Standard" style:list-style-name="WWNum8">
      <style:paragraph-properties fo:margin-left="0.6146in" fo:margin-right="0in" fo:margin-top="0in" fo:margin-bottom="0in" loext:contextual-spacing="false" fo:line-height="114%" fo:text-indent="-0.25in" style:auto-text-indent="false" fo:padding="0in" fo:border="none"/>
    </style:style>
    <style:style style:name="P67" style:family="paragraph" style:parent-style-name="Standard" style:list-style-name="WWNum10">
      <style:paragraph-properties fo:margin-left="0.3335in" fo:margin-right="0in" fo:margin-top="0in" fo:margin-bottom="0in" loext:contextual-spacing="false" fo:line-height="114%" fo:text-indent="-0.25in" style:auto-text-indent="false" fo:padding="0in" fo:border="none"/>
    </style:style>
    <style:style style:name="P68" style:family="paragraph" style:parent-style-name="Standard" style:list-style-name="WWNum10">
      <style:paragraph-properties fo:margin-left="0.3335in" fo:margin-right="0in" fo:margin-top="0in" fo:margin-bottom="0in" loext:contextual-spacing="false" fo:line-height="114%" fo:text-indent="-0.25in" style:auto-text-indent="false" fo:padding="0in" fo:border="none"/>
    </style:style>
    <style:style style:name="P69" style:family="paragraph" style:parent-style-name="Standard" style:list-style-name="WWNum10">
      <style:paragraph-properties fo:margin-left="0.3335in" fo:margin-right="0in" fo:margin-top="0in" fo:margin-bottom="0.0835in" loext:contextual-spacing="false" fo:line-height="114%" fo:text-indent="-0.25in" style:auto-text-indent="false" fo:padding="0in" fo:border="none"/>
    </style:style>
    <style:style style:name="P70" style:family="paragraph" style:parent-style-name="Standard">
      <style:paragraph-properties fo:margin-top="0.1665in" fo:margin-bottom="0.1772in" loext:contextual-spacing="false" fo:line-height="114%" fo:padding="0in" fo:border="none"/>
    </style:style>
    <style:style style:name="P71" style:family="paragraph" style:parent-style-name="Standard" style:list-style-name="WWNum11">
      <style:paragraph-properties fo:margin-left="0.4165in" fo:margin-right="0in" fo:text-indent="-0.25in" style:auto-text-indent="false" fo:padding="0in" fo:border="none"/>
    </style:style>
    <style:style style:name="P72" style:family="paragraph" style:parent-style-name="Heading_20_1">
      <style:paragraph-properties fo:margin-top="0in" fo:margin-bottom="0.0835in" loext:contextual-spacing="false" fo:line-height="114%" fo:padding="0in" fo:border="none"/>
    </style:style>
    <style:style style:name="P73" style:family="paragraph" style:parent-style-name="Heading_20_4">
      <style:paragraph-properties fo:margin-top="0in" fo:margin-bottom="0.1772in" loext:contextual-spacing="false" fo:line-height="100%" fo:padding="0in" fo:border="none"/>
    </style:style>
    <style:style style:name="P74" style:family="paragraph" style:parent-style-name="Heading_20_3">
      <style:paragraph-properties fo:margin-top="0in" fo:margin-bottom="0.0835in" loext:contextual-spacing="false" fo:line-height="114%" fo:padding="0in" fo:border="none"/>
    </style:style>
    <style:style style:name="P75" style:family="paragraph" style:parent-style-name="Heading_20_2">
      <style:paragraph-properties fo:margin-top="0in" fo:margin-bottom="0.0835in" loext:contextual-spacing="false" fo:line-height="114%" fo:padding="0in" fo:border="none"/>
    </style:style>
    <style:style style:name="T1" style:family="text">
      <style:text-properties fo:color="#1b1c1d" style:font-name="Google Sans" style:font-name-asian="Google Sans1" style:font-name-complex="Google Sans1"/>
    </style:style>
    <style:style style:name="T2" style:family="text">
      <style:text-properties fo:color="#1b1c1d" style:font-name="Google Sans Text" style:font-name-asian="Google Sans Text1" style:font-name-complex="Google Sans Text1"/>
    </style:style>
    <style:style style:name="T3" style:family="text">
      <style:text-properties fo:color="#1b1c1d" style:font-name="Google Sans Text" fo:font-weight="bold" style:font-name-asian="Google Sans Text1" style:font-weight-asian="bold" style:font-name-complex="Google Sans Text1" style:font-weight-complex="bold"/>
    </style:style>
    <style:style style:name="T4" style:family="text">
      <style:text-properties fo:color="#1b1c1d" style:font-name="Google Sans Text" fo:font-style="italic" style:font-name-asian="Google Sans Text1" style:font-style-asian="italic" style:font-name-complex="Google Sans Text1" style:font-style-complex="italic"/>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 style:family="text">
      <style:text-properties fo:color="#444746" style:text-position="super 58%" style:font-name="Google Sans Text" fo:font-size="12pt" style:font-name-asian="Google Sans Text1" style:font-size-asian="12pt" style:font-name-complex="Google Sans Text1" style:font-size-complex="12pt"/>
    </style:style>
    <style:style style:name="T7" style:family="text">
      <style:text-properties style:font-name="Google Sans" style:font-name-asian="Google Sans1" style:font-name-complex="Google Sans1"/>
    </style:style>
    <style:style style:name="T8" style:family="text">
      <style:text-properties style:font-name="Google Sans" fo:font-size="12pt" style:font-name-asian="Google Sans1" style:font-size-asian="12pt" style:font-name-complex="Google Sans1" style:font-size-complex="12pt"/>
    </style:style>
    <style:style style:name="T9"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72"><text:span text:style-name="T1">Technischer Analysebericht: Ursachenanalyse und Lösungsarchitektur für degenerative Repetition und modulare KI-Entwicklung</text:span></text:p>
      <text:p text:style-name="P1"/>
      <text:p text:style-name="P1"/>
      <text:p text:style-name="P75"><text:span text:style-name="T1">Teil I: Dekonstruktion der degenerativen Repetition in großen Sprachmodellen</text:span></text:p>
      <text:p text:style-name="P1"/>
      <text:p text:style-name="P3"><text:span text:style-name="T2">Das beobachtete fehlerhafte Verhalten des Gemini-Modells, das sich in repetitiven Schleifen und der wörtlichen Wiederholung seiner letzten Ausgaben manifestiert, ist kein isolierter Softwarefehler. Es handelt sich vielmehr um einen systemischen Ausfallmodus, der als "neuronale Textdegeneration" bekannt ist und tief in der Architektur, den Trainingsdaten und den Inferenzmechanismen moderner großer Sprachmodelle (Large Language Models, LLMs) verwurzelt ist. Eine umfassende Lösung erfordert daher eine Analyse der zugrunde liegenden Ursachen auf mehreren Ebenen, von der statistischen Natur der Sprache selbst bis hin zu den spezifischen neuronalen Schaltkreisen innerhalb des Modells. Dieser erste Teil des Berichts seziert das Phänomen, um eine solide Grundlage für die nachfolgenden Lösungsstrategien zu schaffen.</text:span></text:p>
      <text:p text:style-name="P2"/>
      <text:p text:style-name="P74"><text:span text:style-name="T1">1.1 Die Anatomie einer Feedback-Schleife: Kausale Faktoren und interne Mechanismen</text:span></text:p>
      <text:p text:style-name="P1"/>
      <text:p text:style-name="P5"><text:span text:style-name="T2">Die Tendenz von LLMs, in repetitive Schleifen zu verfallen, ist eine direkte Folge ihrer autoregressiven Natur. Jedes generierte Token wird Teil des Inputs für die Generierung des nächsten Tokens. Dieser Prozess schafft eine inhärente Feedback-Struktur, die unter bestimmten Bedingungen pathologische Züge annehmen kann. Mehrere miteinander verknüpfte Faktoren tragen zur Entstehung und Aufrechterhaltung dieser degenerativen Schleifen bei.</text:span></text:p>
      <text:list xml:id="list1440705820" text:style-name="WWNum1">
        <text:list-item>
          <text:p text:style-name="P6"><text:span text:style-name="T2">Das "High Inflow"-Problem und probabilistische Fallen</text:span><text:span text:style-name="T5"><text:line-break/></text:span><text:span text:style-name="T2">Die Forschung zeigt, dass das Repetitionsproblem eine inhärente Eigenschaft der menschlichen Sprache ist, die von den Modellen während des Trainings gelernt und verstärkt wird.1 In jeder Sprache gibt es eine große Anzahl von Wörtern oder Phrasen, die mit hoher Wahrscheinlichkeit auf dasselbe nachfolgende Wort hindeuten. Beispielsweise können viele verschiedene Satzanfänge plausibel mit dem Wort "und" fortgesetzt werden. Dies erzeugt im probabilistischen Graphen des Modells Knoten mit einem hohen "Zufluss" (High Inflow). Wenn der Generierungsprozess einen solchen Zustand erreicht, ist es statistisch sehr wahrscheinlich, dass das Modell das hochwahrscheinliche nächste Wort wählt, was wiederum zu einem Zustand führen kann, der zurück zum selben Wort oder zur selben Phrase führt. Das Modell gerät so in eine probabilistische Falle, aus der es nur schwer entkommen kann, was die Bildung von Wiederholungen begünstigt.1</text:span></text:p>
        </text:list-item>
        <text:list-item>
          <text:p text:style-name="P6"><text:span text:style-name="T2">Der Selbstverstärkungseffekt</text:span><text:span text:style-name="T5"><text:line-break/></text:span><text:span text:style-name="T2">Ein entscheidender Faktor, der eine beginnende Wiederholung in eine degenerative Schleife verwandelt, ist der Selbstverstärkungseffekt. Quantitative Experimente haben gezeigt, dass die Wahrscheinlichkeit, einen Satz erneut zu generieren, signifikant steigt, nachdem er bereits einmal generiert wurde.1 Jede Wiederholung im Kontext verstärkt die Präferenz des Modells für eben diese Wiederholung. Dies erzeugt eine positive Feedback-Schleife: Repetition erzeugt mehr Repetition. Dieses Phänomen ist besonders bei der Codegenerierung ausgeprägt, wo wiederkehrende syntaktische Strukturen wie elif-Blöcke das Modell dazu verleiten können, das Muster endlos fortzusetzen, wobei die Wahrscheinlichkeit für das Start-Token (elif) mit jeder Wiederholung zunimmt.4</text:span></text:p>
        </text:list-item>
        <text:list-item>
          <text:p text:style-name="P6"><text:span text:style-name="T2">Versagen von Dekodierungsalgorithmen</text:span><text:span text:style-name="T5"><text:line-break/></text:span><text:span text:style-name="T2">Die Wahl des Dekodierungsalgorithmus spielt eine entscheidende Rolle bei der Anfälligkeit für Repetitionen. Maximierungsbasierte Algorithmen wie die "Greedy Search", die bei jedem Schritt einfach das wahrscheinlichste nächste Token auswählen, sind besonders anfällig für die oben beschriebenen probabilistischen Fallen.1 Da ihnen jegliche Stochastizität fehlt, haben sie keine Möglichkeit, aus einer sich entwickelnden Schleife auszubrechen, sobald sie den Pfad der höchsten Wahrscheinlichkeit betreten haben. Sie folgen diesem Pfad unweigerlich in die degenerative Spirale.</text:span></text:p>
        </text:list-item>
        <text:list-item>
          <text:p text:style-name="P6"><text:span text:style-name="T2">Mechanistische Interpretierbarkeit: Aufdeckung der neuronalen Schaltkreise</text:span><text:span text:style-name="T5"><text:line-break/></text:span><text:span text:style-name="T2">Über die statistische Beobachtung hinaus ermöglicht die mechanistische Interpretierbarkeit Einblicke in die zugrunde liegenden neuronalen Mechanismen, die dieses Verhalten steuern.</text:span></text:p>
        </text:list-item>
      </text:list>
      <text:list xml:id="list2033202178" text:style-name="WWNum12">
        <text:list-item>
          <text:list>
            <text:list-item>
              <text:p text:style-name="P30"><text:span text:style-name="T3">Attention Sinks:</text:span><text:span text:style-name="T2"> LLMs entwickeln ein emergentes Verhalten, das als "Attention Sinks" bekannt ist. Dabei erhalten die ersten Tokens einer Sequenz überproportional hohe Aufmerksamkeitswerte. Dieser Mechanismus ist entscheidend für die Aufrechterhaltung der Kohärenz und des Kontexts über längere Passagen. Forschungen haben jedoch gezeigt, dass lange, sich wiederholende Sequenzen diesen wichtigen neuronalen Schaltkreis stören können. Die Aufmerksamkeitsmechanismen markieren fälschlicherweise nicht nur das erste Token, sondern auch nachfolgende identische Tokens, was zu abnormal hohen und fehlgeleiteten Aufmerksamkeitswerten führt und das Modell dazu veranlasst, in zusammenhanglose oder repetitive Ausgaben abzudriften.</text:span><text:span text:style-name="T6">6</text:span></text:p>
            </text:list-item>
            <text:list-item>
              <text:p text:style-name="P48"><text:span text:style-name="T3">"Repetition Features" und "Repetition Neurons":</text:span><text:span text:style-name="T2"> Neuere Forschungen haben spezifische Komponenten innerhalb der neuronalen Netze identifiziert, die direkt für repetitives Verhalten verantwortlich sind. Sogenannte "Repetition Features" sind Schlüsselaktivierungen im Modell, die hauptsächlich in den mittleren und letzten Schichten lokalisiert sind und die Erzeugung von Wiederholungen auslösen.</text:span><text:span text:style-name="T6">7</text:span><text:span text:style-name="T2"> Andere Studien haben spezifische "Repetition Neurons" isoliert, deren Aktivierung progressiv zunimmt, je länger eine Wiederholung andauert. Dies deutet darauf hin, dass das Modell die Aufgabe, den vorherigen Kontext zu kopieren, als seine primäre Funktion zu interpretieren beginnt, ähnlich einem In-Context-Learning-Prozess, bei dem es ein im Kontext gezeigtes Muster nachahmt.</text:span><text:span text:style-name="T6">5</text:span></text:p>
            </text:list-item>
          </text:list>
        </text:list-item>
      </text:list>
      <text:p text:style-name="P54"><text:span text:style-name="T2">Die Erkenntnis, dass Repetition kein monolithisches Problem ist, ist von entscheidender Bedeutung. Die Forschung legt nahe, dass unterschiedliche interne Mechanismen zu dem gleichen oberflächlichen repetitiven Verhalten führen können. Experimente zeigen, dass Modelle unterschiedliche Aufmerksamkeits-Heads verwenden und unterschiedliche Konfidenzniveaus aufweisen, je nachdem, ob eine Wiederholung auf natürliche Weise aus einem Text hervorgeht oder explizit durch In-Context Learning (ICL) induziert wird.</text:span><text:span text:style-name="T6">8</text:span><text:span text:style-name="T2"> Dies hat weitreichende Konsequenzen. Das vom Benutzer beobachtete Versagen, bei dem Gemini seine letzten Worte wiederholt, mag wie ein einzelner Fehler erscheinen. Eine oberflächliche Analyse könnte auf eine einzelne Ursache wie den Selbstverstärkungseffekt </text:span><text:span text:style-name="T6">1</text:span><text:span text:style-name="T2"> oder Artefakte in den Trainingsdaten </text:span><text:span text:style-name="T6">9</text:span><text:span text:style-name="T2"> hindeuten. Eine tiefere Analyse der internen Funktionsweise </text:span><text:span text:style-name="T6">8</text:span><text:span text:style-name="T2"> zeigt jedoch, dass der "Grund" für die Wiederholung dynamisch sein kann. Eine Schleife könnte durch einen Mechanismus ausgelöst werden (z. B. eine hochwahrscheinliche Phrase) und durch einen anderen aufrechterhalten werden (z. B. durch Induktions-Heads, die die Wiederholung als eine zu erlernende Aufgabe behandeln). Eine einfache Abhilfemaßnahme, wie z. B. eine N-Gramm-Wiederholungsstrafe, könnte eine einfache Schleife unterbrechen, aber bei einer tiefer verankerten Schleife, die bereits andere neuronale Pfade aktiviert hat, versagen. Dies erfordert einen mehrstufigen Diagnose- und Lösungsansatz, da eine einzelne "Reparatur" wahrscheinlich nicht robust genug sein wird.</text:span></text:p>
      <text:p text:style-name="P2"/>
      <text:p text:style-name="P74"><text:span text:style-name="T1">1.2 Der Gedächtnishorizont: Kontextfenster-Beschränkungen und konversationelle Dekadenz</text:span></text:p>
      <text:p text:style-name="P1"><text:soft-page-break/></text:p>
      <text:p text:style-name="P5"><text:span text:style-name="T2">Die Verbindung zwischen dem endlichen "Arbeitsspeicher" eines Modells – dem Kontextfenster – und seiner Neigung zur Wiederholung ist fundamental. Das Kontextfenster ist keine einfache Kapazitätsgrenze, sondern eine dynamische und fragile Ressource, deren Missmanagement direkt zu generativem Verfall führt.</text:span></text:p>
      <text:list xml:id="list1463437746" text:style-name="WWNum13">
        <text:list-item>
          <text:p text:style-name="P8"><text:span text:style-name="T2">Definition des Kontextfensters</text:span><text:span text:style-name="T5"><text:line-break/></text:span><text:span text:style-name="T2">Das Kontextfenster (oder die Kontextlänge) eines LLM ist die Menge an Text, die das Modell zu einem beliebigen Zeitpunkt berücksichtigen oder "im Gedächtnis behalten" kann.10 Diese Größe wird nicht in Wörtern, sondern in Tokens gemessen. Tokens sind die grundlegenden Einheiten, in die Text für die Verarbeitung durch das Modell zerlegt wird; sie können einzelne Zeichen, Wortteile (wie Präfixe oder Suffixe) oder ganze Wörter sein.10 Entscheidend ist, dass das Kontextfenster sowohl den gesamten Input (die bisherige Konversation und den aktuellen Prompt) als auch den zu generierenden Output umfassen muss. Wenn der Input 90% eines 128k-Token-Fensters verbraucht, ist der Output auf die verbleibenden 10% beschränkt.12</text:span></text:p>
        </text:list-item>
        <text:list-item>
          <text:p text:style-name="P8"><text:span text:style-name="T2">Der quadratische Engpass</text:span><text:span text:style-name="T5"><text:line-break/></text:span><text:span text:style-name="T2">Die grundlegende architektonische Einschränkung, die die Größe von Kontextfenstern begrenzt, liegt im Self-Attention-Mechanismus der Transformer-Architektur. Dessen Rechen- und Speicheranforderungen skalieren quadratisch mit der Länge der Eingabesequenz, ausgedrückt als $O(n^2)$.13 Das bedeutet, dass eine Verdopplung der Sequenzlänge den Speicherbedarf und die Rechenzeit vervierfacht. Das Training eines Modells mit einer Sequenzlänge von 128k Tokens erfordert daher ungefähr 1024-mal mehr Speicher als das Training mit 4k Tokens.13 Dies ist der Hauptgrund, warum Kontextfenster trotz jüngster Fortschritte eine endliche und rechenintensive Ressource bleiben.</text:span></text:p>
        </text:list-item>
        <text:list-item>
          <text:p text:style-name="P8"><text:span text:style-name="T2">Effektiver vs. angegebener Kontext</text:span><text:span text:style-name="T5"><text:line-break/></text:span><text:span text:style-name="T2">Es besteht ein kritischer Unterschied zwischen der angegebenen Kontextlänge eines Modells (der maximalen Sequenzlänge, mit der es trainiert wurde) und seiner effektiven Kontextlänge (der Länge, die es in der Praxis zuverlässig nutzen kann). Untersuchungen zeigen, dass die Leistung von Modellen mit zunehmender Inputlänge signifikant abnimmt. Die effektive Kontextlänge ist oft nur ein Bruchteil des theoretischen Maximums, da die Fähigkeit des Modells, Informationen aus weit entfernten Teilen des Kontexts zu nutzen, nachlässt.16</text:span></text:p>
        </text:list-item>
        <text:list-item>
          <text:p text:style-name="P26"><text:span text:style-name="T2">Das "Lost-in-the-Middle"-Phänomen</text:span><text:span text:style-name="T5"><text:line-break/></text:span><text:span text:style-name="T2">Ein weiterer limitierender Faktor ist die Tendenz von LLMs zu Primacy- und Recency-Bias. Modelle schenken Informationen am Anfang und am Ende des Kontextfensters die meiste Aufmerksamkeit, während Informationen in der Mitte oft unterbewertet oder ignoriert werden.12 Das bedeutet, dass die bloße Anwesenheit von Informationen innerhalb des Fensters nicht garantiert, dass das Modell sie auch tatsächlich bei der Generierung berücksichtigt.</text:span></text:p>
        </text:list-item>
      </text:list>
      <text:p text:style-name="P54"><text:span text:style-name="T2">Die vom Benutzer beschriebenen Probleme – die Repetition von Gemini und seine eigenen "doppelten Posts" und "unnötigen Wortmeldungen" – sind keine voneinander unabhängigen Phänomene. Sie sind in einer kausalen, negativen Feedback-Schleife miteinander verknüpft. Das Kontextfenster ist ein endlicher Speicherpuffer.</text:span><text:span text:style-name="T6">10</text:span><text:span text:style-name="T2"> Die vom Benutzer zugegebenen redundanten Eingaben verbrauchen wertvollen Token-Platz in diesem Puffer. Im Laufe einer langen Konversation verdrängen neue Tokens – einschließlich der überflüssigen Beiträge des Benutzers – ältere, potenziell kritischere Kontextinformationen entweder vollständig aus dem Fenster oder schieben sie in den vernachlässigten "mittleren" Bereich, wo sie wahrscheinlich ignoriert werden.</text:span><text:span text:style-name="T6">12</text:span><text:span text:style-name="T2"> Ein Modell, das mit einem derart degradierten oder trunkierten Kontext operiert, verliert die konversationelle Kohärenz. Es kann sich nicht mehr auf die nuancierten Details der früheren Diskussion stützen und ist gezwungen, auf einfachere, statistisch hochwahrscheinliche Muster zurückzugreifen.</text:span><text:span text:style-name="T6">1</text:span><text:span text:style-name="T2"> Dieser Rückfall auf grundlegende Muster manifestiert sich als die degenerative Repetition, die der Benutzer beobachtet. Folglich ist das Workflow-Problem des Benutzers (eine unsaubere Dialogführung) eine direkte Ursache für das technische Versagen des Modells (Repetition). Dies rahmt die Bitte des Benutzers, die Konversation "zusammenzufassen und zu archivieren", neu: Es ist keine bloße Ordnungsmaßnahme, sondern ein entscheidender Schritt zur Stabilisierung des KI-Verhaltens.</text:span></text:p>
      <text:p text:style-name="P2"/>
      <text:p text:style-name="P74"><text:span text:style-name="T1">1.3 Echos in den Daten: Wie Artefakte im Trainingskorpus repetitives Verhalten induzieren</text:span></text:p>
      <text:p text:style-name="P1"/>
      <text:p text:style-name="P5"><text:span text:style-name="T2">Ein LLM ist nicht nur eine logische Maschine; es ist ein Spiegel der Daten, mit denen es trainiert wurde, einschließlich aller darin enthaltenen Fehler, Vorurteile und Muster. Die Qualität und Zusammensetzung des Trainingskorpus haben einen tiefgreifenden Einfluss auf das generative Verhalten des Modells.</text:span></text:p>
      <text:list xml:id="list719745806" text:style-name="WWNum14">
        <text:list-item>
          <text:p text:style-name="P10"><text:span text:style-name="T2">Die Korrelation zwischen Trainingsdaten und Degeneration</text:span><text:span text:style-name="T5"><text:line-break/></text:span><text:span text:style-name="T2">Es gibt starke Belege dafür, dass das Vorhandensein von Wiederholungen im Trainingskorpus direkt und stark mit der Tendenz des Modells korreliert, repetitiven Text zu generieren.9 Modelle lernen nicht nur, diese Muster zu erkennen, sondern sie neigen dazu, sie zu verstärken. Wenn ein bestimmtes N-Gramm im Trainingsdatensatz häufig wiederholt wird, lernt das Modell dies als ein valides und sogar wünschenswertes Sprachmuster, was die Wahrscheinlichkeit erhöht, dass es dieses Muster in seinen eigenen Ausgaben reproduziert.9</text:span></text:p>
        </text:list-item>
        <text:list-item>
          <text:p text:style-name="P10"><text:span text:style-name="T2">Das Problem des "Modellkollaps"</text:span><text:span text:style-name="T5"><text:line-break/></text:span><text:span text:style-name="T2">Ein extremes Beispiel für dateninduziertes Versagen ist der "Modellkollaps". Dieses Phänomen tritt auf, wenn Modelle rekursiv auf Daten trainiert werden, die von früheren Generationen von Modellen erzeugt wurden (synthetische Daten). Forschungen zeigen, dass dies zu einem graduellen Leistungsabfall, einer Zunahme von repetitiven und wenig diversen Ausgaben und schließlich zu einer Konvergenz in einen Zustand führt, in dem das Modell nicht besser ist als ein zufällig initialisiertes Netzwerk.19 Dies unterstreicht die Gefahr von Feedback-Schleifen nicht nur in der Inferenz, sondern im gesamten Daten-Ökosystem.</text:span></text:p>
        </text:list-item>
        <text:list-item>
          <text:p text:style-name="P10"><text:span text:style-name="T2">Datenqualität und Vorverarbeitung</text:span><text:span text:style-name="T5"><text:line-break/></text:span><text:span text:style-name="T2">Rohdaten aus dem Internet oder anderen Quellen sind selten direkt für das Training von LLMs geeignet.20 Eine unzureichende Vorverarbeitung kann zu einer Vielzahl von unerwünschten Verhaltensweisen führen.</text:span></text:p>
        </text:list-item>
      </text:list>
      <text:list xml:id="list2791535853" text:style-name="WWNum15">
        <text:list-item>
          <text:list>
            <text:list-item>
              <text:p text:style-name="P31"><text:span text:style-name="T3">Mangelnde Struktur und Rauschen:</text:span><text:span text:style-name="T2"> Unstrukturierte Daten, die eine Mischung aus Inhalt, HTML-Tags, Werbung und Menüs enthalten, können das Modell verwirren. Es könnte lernen, diese irrelevanten Muster als Teil der Sprache zu betrachten und sie in seinen Ausgaben zu reproduzieren.</text:span><text:span text:style-name="T6">21</text:span></text:p>
            </text:list-item>
            <text:list-item>
              <text:p text:style-name="P31"><text:span text:style-name="T3">Inkonsistenz:</text:span><text:span text:style-name="T2"> Unterschiedliche Schreibweisen, Formatierungen oder Terminologien für dasselbe Konzept (z. B. "USA", "U.S.A.", "United States") zwingen das Modell, zusätzliche Kapazität für das Erlernen von Äquivalenzen aufzuwenden, und können zu inkonsistenten Ausgaben führen.</text:span><text:span text:style-name="T6">21</text:span></text:p>
            </text:list-item>
            <text:list-item>
              <text:p text:style-name="P49"><text:span text:style-name="T3">Duplikate und minderwertige Daten:</text:span><text:span text:style-name="T2"> Das Vorhandensein von exakten oder nahezu exakten Duplikaten im Trainingssatz ist besonders schädlich. Es lehrt das Modell direkt repetitive Muster und kann sein statistisches Verständnis der Sprache verzerren.</text:span><text:span text:style-name="T6">20</text:span><text:span text:style-name="T2"> Aus diesem Grund ist das automatische Filtern von Duplikaten und minderwertigen Dokumenten ein Standardverfahren bei der Erstellung großer Trainingsdatensätze.</text:span><text:span text:style-name="T6">23</text:span></text:p>
            </text:list-item>
          </text:list>
        </text:list-item>
      </text:list>
      <text:p text:style-name="P54"><text:span text:style-name="T2">Die Erwähnung eines spezifischen, maßgeschneiderten Stils – "Itheereum KI-HTML-Stil" – durch den Benutzer ist ein entscheidender Hinweis auf eine mögliche Ursache des Problems. LLMs sind bekanntermaßen anfällig für "strukturelle Wiederholungen", insbesondere bei der Codegenerierung. Dabei wiederholen sie nicht nur Inhalte, sondern ganze syntaktische Strukturen wie if-else-Blöcke oder Funktionsdefinitionen.</text:span><text:span text:style-name="T6">4</text:span><text:span text:style-name="T2"> Da die Trainingsdaten eine Hauptquelle für repetitives Verhalten sind </text:span><text:span text:style-name="T6">9</text:span><text:span text:style-name="T2">, ist es sehr wahrscheinlich, dass der Korpus von Dokumenten im "Itheereum KI-HTML-Stil", wie viele technische und Markup-basierte Korpora, inhärente strukturelle Wiederholungen enthält. Dies könnten standardisierte Header, wiederkehrende Template-Abschnitte oder häufig verwendete Komponentendeklarationen sein. Wenn das Modell mit diesen Daten trainiert, feingetunt oder auch nur im Prompt konfrontiert wird, lernt es diese strukturellen Muster als hochwahrscheinlich und korrekt. Unter dem zusätzlichen Druck eines degradierten Kontextfensters (wie in Abschnitt 1.2 analysiert) ist es für das Modell der Weg des geringsten Widerstands, auf die Erzeugung dieser gut gelernten, strukturell repetitiven Muster zurückzufallen. Das hartnäckige Problem des Benutzers könnte also eine direkte Folge der statistischen Eigenschaften seiner eigenen spezialisierten Datendomäne sein.</text:span></text:p>
      <text:p text:style-name="P2"/>
      <text:p text:style-name="P75"><text:span text:style-name="T1">Teil II: Eine mehrstufige Strategie zur Minderung repetitiver Generierung</text:span></text:p>
      <text:p text:style-name="P1"/>
      <text:p text:style-name="P3"><text:soft-page-break/><text:span text:style-name="T2">Nach der Diagnose der vielfältigen Ursachen für degenerative Repetitionen folgt nun die Entwicklung einer umfassenden Lösungsstrategie. Da das Problem auf mehreren Ebenen entsteht – von der Dekodierung über die Trainingsdaten bis hin zur Modellarchitektur –, muss auch die Lösung mehrstufig ansetzen. Dieser Teil beschreibt eine Reihe von Techniken, die in verschiedenen Phasen der Modellinteraktion implementiert werden können, um das beobachtete Verhalten zu kontrollieren und zu korrigieren.</text:span></text:p>
      <text:p text:style-name="P2"/>
      <text:p text:style-name="P74"><text:span text:style-name="T1">2.1 Während der Inferenz: Fortgeschrittene Dekodierungs- und Prompt-Engineering-Techniken</text:span></text:p>
      <text:p text:style-name="P1"/>
      <text:p text:style-name="P5"><text:span text:style-name="T2">Diese Techniken können sofort im bestehenden Arbeitsablauf angewendet werden, um die Ausgabe des Modells in Echtzeit zu steuern. Sie erfordern keine Änderungen am Modell selbst und bieten eine erste Verteidigungslinie gegen repetitive Schleifen.</text:span></text:p>
      <text:list xml:id="list1868389638" text:style-name="WWNum16">
        <text:list-item>
          <text:p text:style-name="P12"><text:span text:style-name="T2">Jenseits der Greedy Search</text:span><text:span text:style-name="T5"><text:line-break/></text:span><text:span text:style-name="T2">Der erste und wichtigste Schritt ist die Abkehr von deterministischen, maximierungsbasierten Dekodierungsalgorithmen wie der Greedy Search. Stattdessen sollten anspruchsvollere Methoden eingesetzt werden, die ein gewisses Maß an Zufälligkeit oder Diversität einführen.</text:span></text:p>
        </text:list-item>
      </text:list>
      <text:list xml:id="list1131105903" text:style-name="WWNum17">
        <text:list-item>
          <text:list>
            <text:list-item>
              <text:p text:style-name="P33"><text:span text:style-name="T3">Stochastisches Sampling (Top-k, Top-p):</text:span><text:span text:style-name="T2"> Diese Methoden führen die notwendige Stochastizität ein, um aus probabilistischen Fallen auszubrechen. Beim Top-k-Sampling wird die Auswahl des nächsten Tokens auf die k wahrscheinlichsten Kandidaten beschränkt. Beim Top-p-Sampling (auch Nucleus Sampling genannt) wird die Auswahl auf die kleinste Menge von Tokens beschränkt, deren kumulative Wahrscheinlichkeit einen Schwellenwert p überschreitet. Es ist jedoch zu beachten, dass diese Methoden hauptsächlich die </text:span><text:span text:style-name="T4">anfängliche</text:span><text:span text:style-name="T2"> Wahrscheinlichkeit einer Wiederholung reduzieren. Sobald das Modell in eine starke Feedback-Schleife geraten ist, können sie oft nicht mehr helfen, sich davon zu erholen.</text:span><text:span text:style-name="T6">25</text:span></text:p>
            </text:list-item>
            <text:list-item>
              <text:p text:style-name="P33"><text:span text:style-name="T3">Contrastive Search:</text:span><text:span text:style-name="T2"> Dies ist eine fortschrittlichere Dekodierungsmethode, die explizit die Diversität fördert. Sie funktioniert, indem sie nicht nur die Wahrscheinlichkeit des nächsten Tokens maximiert (Kohärenz), sondern gleichzeitig auch die Ähnlichkeit zu bereits generierten Tokens bestraft (Diversität). Dieser Ansatz hat sich als wirksam erwiesen, um die Qualität der generierten Texte zu erhalten und gleichzeitig Wiederholungen zu vermeiden.</text:span><text:span text:style-name="T6">7</text:span></text:p>
            </text:list-item>
          </text:list>
        </text:list-item>
      </text:list>
      <text:list xml:id="list125324870023042" text:continue-list="list1868389638" text:style-name="WWNum16">
        <text:list-item>
          <text:p text:style-name="P12"><text:span text:style-name="T2">Repetition Penalties</text:span><text:span text:style-name="T5"><text:line-break/></text:span><text:span text:style-name="T2">Eine direkte und oft sehr wirksame Methode ist die Anwendung von Wiederholungsstrafen. Eine N-Gramm-Wiederholungsstrafe (oder Frequenz- und Präsenzstrafe) reduziert dynamisch die Wahrscheinlichkeit von Tokens, die bereits in der jüngsten Ausgabesequenz aufgetaucht sind.25 Dies ist ein direktes, wenn auch manchmal grobes Instrument, um das Modell daran zu hindern, dieselben Phrasen oder Wörter immer wieder zu verwenden. Moderne LLMs passen diesen Straf-Faktor oft dynamisch an. Wenn ein Benutzer explizit um eine Wiederholung bittet, kann die Strafe auf 1.0 (also keine Strafe) gesetzt werden, um der Anweisung zu folgen.25</text:span></text:p>
        </text:list-item>
        <text:list-item>
          <text:p text:style-name="P27"><text:span text:style-name="T2">Grammatikbasierte Bestrafung für Code</text:span><text:span text:style-name="T5"><text:line-break/></text:span><text:span text:style-name="T2">Für den spezifischen Anwendungsfall der Codegenerierung, der für den Benutzer relevant ist, gibt es spezialisierte Techniken. Ein Beispiel ist RPG (Repetition Penalization based on Grammar). Diese Methode nutzt die formale Grammatik der jeweiligen Programmiersprache, um zu erkennen, wann eine syntaktisch valide, aber semantisch repetitive Struktur (wie eine endlose Kette von elif-Anweisungen) generiert wird. RPG identifiziert die kritischen Tokens, die diese Struktur fortsetzen würden, und bestraft strategisch deren Wahrscheinlichkeit, um die Schleife zu durchbrechen.2</text:span></text:p>
        </text:list-item>
      </text:list>
      <text:p text:style-name="P55"/>
      <text:p text:style-name="P74"><text:span text:style-name="T1">2.2 An der Quelle: Interventionen bei Trainingsdaten und Modell**</text:span></text:p>
      <text:p text:style-name="P1"/>
      <text:p text:style-name="P5"><text:span text:style-name="T2">Während Inferenz-Techniken die Symptome bekämpfen, adressieren die folgenden Ansätze die Ursachen auf einer fundamentaleren Ebene. Sie sind aufwändiger in der Implementierung, versprechen aber nachhaltigere und robustere Lösungen.</text:span></text:p>
      <text:list xml:id="list2625820075" text:style-name="WWNum18">
        <text:list-item>
          <text:p text:style-name="P14"><text:span text:style-name="T2">Datenzentrierte Minderung: Repetition Dropout</text:span><text:span text:style-name="T5"><text:line-break/></text:span><text:span text:style-name="T2">Die Forschung hat überzeugend dargelegt, dass die Bestrafung von Wiederholungen direkt in den Trainingsdaten eine grundlegende und hochwirksame Strategie ist.9 Die Technik des "Repetition Dropout" implementiert genau dies. Während des Trainingsprozesses werden sich wiederholende N-Gramme im Trainingsdatensatz identifiziert. Die Aufmerksamkeit des Modells auf diese spezifischen repetitiven Tokens wird dann selektiv "ausgeschaltet" (dropout). Dieser Ansatz kann die Neigung zur Degeneration signifikant minimieren, ohne dass größere Änderungen am Trainingsparadigma erforderlich sind, da die Maske für den Dropout vor dem Training berechnet werden kann.9</text:span></text:p>
        </text:list-item>
        <text:list-item>
          <text:p text:style-name="P14"><text:span text:style-name="T2">Model Editing und chirurgische Eingriffe</text:span><text:span text:style-name="T5"><text:line-break/></text:span><text:span text:style-name="T2">Ein aufstrebendes Feld mit großem Potenzial ist das "Model Editing". Anstatt das gesamte Modell neu zu trainieren, zielt dieser Ansatz darauf ab, gezielte, chirurgische Eingriffe am trainierten Modell vorzunehmen, um unerwünschtes Verhalten zu korrigieren.</text:span></text:p>
        </text:list-item>
      </text:list>
      <text:list xml:id="list2880311211" text:style-name="WWNum19">
        <text:list-item>
          <text:list>
            <text:list-item>
              <text:p text:style-name="P35"><text:span text:style-name="T2">Mithilfe von Techniken wie der kausalen Mediationsanalyse können Forscher die spezifischen Neuronen im Feed-Forward-Netzwerk (FFN) oder andere Komponenten lokalisieren, die für Fehler wie Repetitionen verantwortlich sind.</text:span><text:span text:style-name="T6">26</text:span></text:p>
            </text:list-item>
            <text:list-item>
              <text:p text:style-name="P50"><text:span text:style-name="T2">Sobald diese "Repetition Neurons" </text:span><text:span text:style-name="T6">5</text:span><text:span text:style-name="T2"> identifiziert sind, können sie während der Inferenz gezielt deaktiviert oder ihre Aktivierung gedämpft werden. Dies kann das Problem der Wiederholung entschärfen, ohne dass ein kostspieliges und zeitaufwändiges Neutraining des gesamten Modells erforderlich ist. Dieser Ansatz stellt eine hochpräzise Methode zur Korrektur von Modellverhalten dar.</text:span><text:span text:style-name="T6">26</text:span></text:p>
            </text:list-item>
          </text:list>
        </text:list-item>
      </text:list>
      <text:p text:style-name="P56"/>
      <text:p text:style-name="P74"><text:span text:style-name="T1">2.3 Tabelle: Vergleich der Lösungsansätze zur Minderung von Repetitionen</text:span></text:p>
      <text:p text:style-name="P1"/>
      <text:p text:style-name="P3"><text:soft-page-break/><text:span text:style-name="T2">Um eine fundierte Entscheidung über die am besten geeignete Strategie zu ermöglichen, fasst die folgende Tabelle die diskutierten Techniken zusammen und vergleicht sie anhand entscheidender technischer und praktischer Kriterien.</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57"><text:span text:style-name="T3">Technik</text:span></text:p>
          </table:table-cell>
          <table:table-cell table:style-name="Table1.A1" office:value-type="string">
            <text:p text:style-name="P57"><text:span text:style-name="T3">Mechanismus</text:span></text:p>
          </table:table-cell>
          <table:table-cell table:style-name="Table1.A1" office:value-type="string">
            <text:p text:style-name="P57"><text:span text:style-name="T3">Implementierungs-Ebene</text:span></text:p>
          </table:table-cell>
          <table:table-cell table:style-name="Table1.A1" office:value-type="string">
            <text:p text:style-name="P57"><text:span text:style-name="T3">Komplexität</text:span></text:p>
          </table:table-cell>
          <table:table-cell table:style-name="Table1.A1" office:value-type="string">
            <text:p text:style-name="P57"><text:span text:style-name="T3">Vorteile</text:span></text:p>
          </table:table-cell>
          <table:table-cell table:style-name="Table1.A1" office:value-type="string">
            <text:p text:style-name="P57"><text:span text:style-name="T3">Nachteile</text:span></text:p>
          </table:table-cell>
          <table:table-cell table:style-name="Table1.A1" office:value-type="string">
            <text:p text:style-name="P57"><text:span text:style-name="T3">Idealer Anwendungsfall</text:span></text:p>
          </table:table-cell>
        </table:table-row>
        <table:table-row table:style-name="Table1.1">
          <table:table-cell table:style-name="Table1.A1" office:value-type="string">
            <text:p text:style-name="P57"><text:span text:style-name="T3">Top-k/Top-p Sampling</text:span></text:p>
          </table:table-cell>
          <table:table-cell table:style-name="Table1.A1" office:value-type="string">
            <text:p text:style-name="P57"><text:span text:style-name="T2">Beschränkt die Token-Auswahl auf die wahrscheinlichsten Kandidaten, um Stochastizität einzuführen.</text:span></text:p>
          </table:table-cell>
          <table:table-cell table:style-name="Table1.A1" office:value-type="string">
            <text:p text:style-name="P57"><text:span text:style-name="T2">Inferenz / Dekodierung</text:span></text:p>
          </table:table-cell>
          <table:table-cell table:style-name="Table1.A1" office:value-type="string">
            <text:p text:style-name="P57"><text:span text:style-name="T2">Niedrig</text:span></text:p>
          </table:table-cell>
          <table:table-cell table:style-name="Table1.A1" office:value-type="string">
            <text:p text:style-name="P57"><text:span text:style-name="T2">Einfach zu implementieren; verhindert oft das Entstehen einfacher Schleifen.</text:span></text:p>
          </table:table-cell>
          <table:table-cell table:style-name="Table1.A1" office:value-type="string">
            <text:p text:style-name="P57"><text:span text:style-name="T2">Hilft nicht bei der Erholung aus einer bestehenden Schleife; kann die Kohärenz bei zu aggressiven Einstellungen beeinträchtigen.</text:span></text:p>
          </table:table-cell>
          <table:table-cell table:style-name="Table1.A1" office:value-type="string">
            <text:p text:style-name="P57"><text:span text:style-name="T2">Schnelle Stabilisierung interaktiver Sitzungen; allgemeine Textgenerierung.</text:span></text:p>
          </table:table-cell>
        </table:table-row>
        <table:table-row table:style-name="Table1.1">
          <table:table-cell table:style-name="Table1.A1" office:value-type="string">
            <text:p text:style-name="P57"><text:span text:style-name="T3">N-Gramm Repetition Penalty</text:span></text:p>
          </table:table-cell>
          <table:table-cell table:style-name="Table1.A1" office:value-type="string">
            <text:p text:style-name="P57"><text:span text:style-name="T2">Bestraft die Wahrscheinlichkeit von Tokens, die kürzlich im Kontext aufgetaucht sind.</text:span></text:p>
          </table:table-cell>
          <table:table-cell table:style-name="Table1.A1" office:value-type="string">
            <text:p text:style-name="P57"><text:span text:style-name="T2">Inferenz / Dekodierung</text:span></text:p>
          </table:table-cell>
          <table:table-cell table:style-name="Table1.A1" office:value-type="string">
            <text:p text:style-name="P57"><text:span text:style-name="T2">Niedrig</text:span></text:p>
          </table:table-cell>
          <table:table-cell table:style-name="Table1.A1" office:value-type="string">
            <text:p text:style-name="P57"><text:span text:style-name="T2">Sehr wirksam bei der Unterdrückung von exakten Wiederholungen; einfach zu justieren.</text:span></text:p>
          </table:table-cell>
          <table:table-cell table:style-name="Table1.A1" office:value-type="string">
            <text:p text:style-name="P57"><text:span text:style-name="T2">Kann natürliche und notwendige Wiederholungen unterdrücken; kann zu unzusammenhängenden Ausgaben führen.</text:span></text:p>
          </table:table-cell>
          <table:table-cell table:style-name="Table1.A1" office:value-type="string">
            <text:p text:style-name="P57"><text:span text:style-name="T2">Unterbindung von Phrasenwiederholungen in langen Texten; Chatbots.</text:span></text:p>
          </table:table-cell>
        </table:table-row>
        <table:table-row table:style-name="Table1.1">
          <table:table-cell table:style-name="Table1.A1" office:value-type="string">
            <text:p text:style-name="P57"><text:span text:style-name="T3">Contrastive Search</text:span></text:p>
          </table:table-cell>
          <table:table-cell table:style-name="Table1.A1" office:value-type="string">
            <text:p text:style-name="P57"><text:span text:style-name="T2">Optimiert gleichzeitig für hohe Token-Wahrscheinlichkeit (Kohärenz) und geringe Ähnlichkeit zu vorherigen Tokens (Diversität).</text:span></text:p>
          </table:table-cell>
          <table:table-cell table:style-name="Table1.A1" office:value-type="string">
            <text:p text:style-name="P57"><text:span text:style-name="T2">Inferenz / Dekodierung</text:span></text:p>
          </table:table-cell>
          <table:table-cell table:style-name="Table1.A1" office:value-type="string">
            <text:p text:style-name="P57"><text:span text:style-name="T2">Mittel</text:span></text:p>
          </table:table-cell>
          <table:table-cell table:style-name="Table1.A1" office:value-type="string">
            <text:p text:style-name="P57"><text:span text:style-name="T2">Erzeugt qualitativ hochwertige, kohärente und diverse Texte; vermeidet Repetitionen effektiv.</text:span></text:p>
          </table:table-cell>
          <table:table-cell table:style-name="Table1.A1" office:value-type="string">
            <text:p text:style-name="P57"><text:span text:style-name="T2">Rechenintensiver als einfaches Sampling; erfordert spezialisierte Implementierungen.</text:span></text:p>
          </table:table-cell>
          <table:table-cell table:style-name="Table1.A1" office:value-type="string">
            <text:p text:style-name="P57"><text:span text:style-name="T2">Hochwertige Textgenerierung, bei der sowohl Kohärenz als auch Vielfalt entscheidend sind (z.B. Story-Generierung).</text:span></text:p>
          </table:table-cell>
        </table:table-row>
        <table:table-row table:style-name="Table1.1">
          <table:table-cell table:style-name="Table1.A1" office:value-type="string">
            <text:p text:style-name="P57"><text:span text:style-name="T3">Grammar-Based Penalization (RPG)</text:span></text:p>
          </table:table-cell>
          <table:table-cell table:style-name="Table1.A1" office:value-type="string">
            <text:p text:style-name="P57"><text:span text:style-name="T2">Nutzt die formale Grammatik einer Sprache, um strukturelle Wiederholungen zu erkennen und zu bestrafen.</text:span></text:p>
          </table:table-cell>
          <table:table-cell table:style-name="Table1.A1" office:value-type="string">
            <text:p text:style-name="P57"><text:span text:style-name="T2">Inferenz / Dekodierung</text:span></text:p>
          </table:table-cell>
          <table:table-cell table:style-name="Table1.A1" office:value-type="string">
            <text:p text:style-name="P57"><text:span text:style-name="T2">Hoch</text:span></text:p>
          </table:table-cell>
          <table:table-cell table:style-name="Table1.A1" office:value-type="string">
            <text:p text:style-name="P57"><text:span text:style-name="T2">Hochwirksam gegen strukturelle Repetitionen in Code und formalen Sprachen.</text:span></text:p>
          </table:table-cell>
          <table:table-cell table:style-name="Table1.A1" office:value-type="string">
            <text:p text:style-name="P57"><text:span text:style-name="T2">Erfordert einen Parser für die Zielsprache; nicht auf natürliche Sprache anwendbar.</text:span></text:p>
          </table:table-cell>
          <table:table-cell table:style-name="Table1.A1" office:value-type="string">
            <text:p text:style-name="P57"><text:span text:style-name="T2">Entwicklung robuster, spezialisierter Modelle zur Codegenerierung.</text:span></text:p>
          </table:table-cell>
        </table:table-row>
        <table:table-row table:style-name="Table1.1">
          <table:table-cell table:style-name="Table1.A1" office:value-type="string">
            <text:p text:style-name="P57"><text:span text:style-name="T3">Repetition Dropout</text:span></text:p>
          </table:table-cell>
          <table:table-cell table:style-name="Table1.A1" office:value-type="string">
            <text:p text:style-name="P57"><text:span text:style-name="T2">Ignoriert während des Trainings selektiv die Aufmerksamkeit auf repetitive N-Gramme in den Daten.</text:span></text:p>
          </table:table-cell>
          <table:table-cell table:style-name="Table1.A1" office:value-type="string">
            <text:p text:style-name="P57"><text:span text:style-name="T2">Trainingsdaten-Vorverarbeitung</text:span></text:p>
          </table:table-cell>
          <table:table-cell table:style-name="Table1.A1" office:value-type="string">
            <text:p text:style-name="P57"><text:span text:style-name="T2">Mittel</text:span></text:p>
          </table:table-cell>
          <table:table-cell table:style-name="Table1.A1" office:value-type="string">
            <text:p text:style-name="P57"><text:span text:style-name="T2">Adressiert die Wurzel des Problems in den Daten; führt zu robusteren Modellen.</text:span></text:p>
          </table:table-cell>
          <table:table-cell table:style-name="Table1.A1" office:value-type="string">
            <text:p text:style-name="P57"><text:span text:style-name="T2">Erfordert Zugriff auf den Trainingsprozess und die Daten; kann nicht auf vortrainierte Modelle angewendet werden.</text:span></text:p>
          </table:table-cell>
          <table:table-cell table:style-name="Table1.A1" office:value-type="string">
            <text:p text:style-name="P57"><text:span text:style-name="T2">Training oder Fine-Tuning eines neuen Modells von Grund auf, um inhärente Repetitionsneigungen zu minimieren.</text:span></text:p>
          </table:table-cell>
        </table:table-row>
        <table:table-row table:style-name="Table1.1">
          <table:table-cell table:style-name="Table1.A1" office:value-type="string">
            <text:p text:style-name="P57"><text:span text:style-name="T3">Model Editing</text:span></text:p>
          </table:table-cell>
          <table:table-cell table:style-name="Table1.A1" office:value-type="string">
            <text:p text:style-name="P57"><text:span text:style-name="T2">Identifiziert und deaktiviert spezifische Neuronen oder Komponenten, die für Repetitionen verantwortlich sind.</text:span></text:p>
          </table:table-cell>
          <table:table-cell table:style-name="Table1.A1" office:value-type="string">
            <text:p text:style-name="P57"><text:span text:style-name="T2">Post-hoc-Modell-Modifikation</text:span></text:p>
          </table:table-cell>
          <table:table-cell table:style-name="Table1.A1" office:value-type="string">
            <text:p text:style-name="P57"><text:span text:style-name="T2">Sehr Hoch</text:span></text:p>
          </table:table-cell>
          <table:table-cell table:style-name="Table1.A1" office:value-type="string">
            <text:p text:style-name="P57"><text:span text:style-name="T2">Chirurgischer Eingriff ohne komplettes Neutraining; potenziell sehr hohe Präzision.</text:span></text:p>
          </table:table-cell>
          <table:table-cell table:style-name="Table1.A1" office:value-type="string">
            <text:p text:style-name="P57"><text:span text:style-name="T2">Erfordert tiefes Fachwissen in mechanistischer Interpretierbarkeit; noch in der Forschung befindliche Techniken.</text:span></text:p>
          </table:table-cell>
          <table:table-cell table:style-name="Table1.A1" office:value-type="string">
            <text:p text:style-name="P57"><text:span text:style-name="T2">Korrektur spezifischer, hartnäckiger Fehler in einem ansonsten gut funktionierenden, großen Modell.</text:span></text:p>
          </table:table-cell>
        </table:table-row>
      </table:table>
      <text:p text:style-name="P58"/>
      <text:p text:style-name="P75"><text:span text:style-name="T1">Teil III: Engineering eines resilienten Entwicklungsdialogs: Ein Framework für modularen Fortschritt</text:span></text:p>
      <text:p text:style-name="P1"/>
      <text:p text:style-name="P3"><text:span text:style-name="T2">Die vom Benutzer geäußerte Notwendigkeit, den Entwicklungsdialog zu straffen, ist, wie in Teil I dargelegt, nicht nur eine Frage der Organisation, sondern eine entscheidende Komponente zur Lösung der Modellinstabilität. Ein überladenes und redundantes Kontextfenster ist eine der Hauptursachen für degenerative Repetitionen. Dieser Teil des Berichts skizziert einen praktischen, technischen Rahmen, um aus dem "Rauschen" des aktuellen Dialogs ein klares "Signal" zu extrahieren. Dies schafft nicht nur die vom Benutzer gewünschte "modulare" Arbeitsgrundlage, sondern etabliert auch eine widerstandsfähigere Mensch-KI-Interaktion.</text:span></text:p>
      <text:p text:style-name="P2"/>
      <text:p text:style-name="P74"><text:span text:style-name="T1">3.1 Von Rauschen zu Signal: Automatisierte Filterung und Archivierung von Entwicklungsprotokollen</text:span></text:p>
      <text:p text:style-name="P1"/>
      <text:p text:style-name="P5"><text:span text:style-name="T2">Der Prozess der Umwandlung der rohen Konversationshistorie in eine kuratierte Wissensbasis kann in eine mehrstufige Pipeline unterteilt werden.</text:span></text:p>
      <text:list xml:id="list1127267134" text:style-name="WWNum20">
        <text:list-item>
          <text:p text:style-name="P16"><text:span text:style-name="T2">Schritt 1: Datenerfassung und Strukturierung</text:span><text:span text:style-name="T5"><text:line-break/></text:span><text:span text:style-name="T2">Der erste Schritt besteht darin, die rohen Konversationsprotokolle zu sammeln und in ein strukturiertes Format zu parsen. Jede Nachricht sollte in ein Objekt umgewandelt werden, das mindestens die Felder timestamp, author (z.B. "Benutzer" oder "Gemini") und message_content enthält. Dies schafft eine einheitliche Grundlage für die nachfolgende Verarbeitung.</text:span></text:p>
        </text:list-item>
        <text:list-item>
          <text:p text:style-name="P16"><text:span text:style-name="T2">Schritt 2: Filterung benutzerspezifischer Redundanz</text:span><text:span text:style-name="T5"><text:line-break/></text:span><text:span text:style-name="T2">Um die vom Benutzer erwähnten "doppelten Posts" und "unnötigen Wortmeldungen" zu identifizieren und zu filtern, kann eine Kombination von Techniken eingesetzt werden:</text:span></text:p>
        </text:list-item>
      </text:list>
      <text:list xml:id="list1786996962" text:style-name="WWNum21">
        <text:list-item>
          <text:list>
            <text:list-item>
              <text:p text:style-name="P36"><text:span text:style-name="T3">Near-Duplicate Detection:</text:span><text:span text:style-name="T2"> Algorithmen zur Erkennung von Textähnlichkeit wie MinHash oder SimHash können verwendet werden, um Beiträge des Benutzers zu identifizieren, die eine sehr hohe Ähnlichkeit mit ihren unmittelbar vorhergehenden Beiträgen aufweisen. Diese können dann zur Überprüfung markiert oder automatisch gefiltert werden.</text:span></text:p>
            </text:list-item>
            <text:list-item>
              <text:p text:style-name="P36"><text:span text:style-name="T3">Semantische Filterung:</text:span><text:span text:style-name="T2"> Ein kleineres, spezialisiertes Sprachmodell kann zur Klassifizierung der Benutzerbeiträge verwendet werden. Mit einem gezielten Prompt kann das Modell angewiesen werden, zwischen Beiträgen zu unterscheiden, die rein konversationelle Füllwörter ("Okay, verstanden", "Moment mal...") enthalten, und solchen, die technische Substanz, Fragen oder Anweisungen beinhalten.</text:span></text:p>
            </text:list-item>
          </text:list>
        </text:list-item>
      </text:list>
      <text:list xml:id="list125325928007993" text:continue-list="list1127267134" text:style-name="WWNum20">
        <text:list-item>
          <text:p text:style-name="P16"><text:span text:style-name="T2">Schritt 3: Thematische Extraktion und Relevanz-Tagging</text:span><text:span text:style-name="T5"><text:line-break/></text:span><text:span text:style-name="T2">Dies ist der Kern des Filterprozesses. Nachdem der Dialog von offensichtlicher Redundanz bereinigt wurde, muss der Inhalt thematisch analysiert werden, um nur die für die spezifizierten Systeme ("Detektoren, GAIA OS, Sear, Measuring, Java-Sparky, Itheereum KI-HTML-Stil") relevanten Teile zu extrahieren.</text:span></text:p>
        </text:list-item>
      </text:list>
      <text:list xml:id="list3697251786" text:style-name="WWNum22">
        <text:list-item>
          <text:list>
            <text:list-item>
              <text:p text:style-name="P38"><text:soft-page-break/><text:span text:style-name="T3">Keyword und Entity Extraction:</text:span><text:span text:style-name="T2"> Zunächst werden Techniken zur Extraktion von Schlüsselwörtern und benannten Entitäten eingesetzt, um explizite Erwähnungen dieser Systeme und verwandter technischer Begriffe zu identifizieren.</text:span><text:span text:style-name="T6">27</text:span><text:span text:style-name="T2"> Jede Nachricht, die einen dieser Begriffe enthält, wird als potenziell relevant markiert.</text:span></text:p>
            </text:list-item>
            <text:list-item>
              <text:p text:style-name="P38"><text:span text:style-name="T3">Topic Modeling:</text:span><text:span text:style-name="T2"> Für eine tiefere Analyse können Topic-Modeling-Algorithmen (z.B. Latent Dirichlet Allocation) verwendet werden, um Konversationen, die sich um diese Schlüsselthemen drehen, zu clustern, auch wenn die exakten Schlüsselwörter nicht in jeder Nachricht vorkommen. Dies ermöglicht eine nuanciertere Filterung.</text:span><text:span text:style-name="T6">27</text:span></text:p>
            </text:list-item>
          </text:list>
        </text:list-item>
      </text:list>
      <text:list xml:id="list125326760994101" text:continue-list="list125325928007993" text:style-name="WWNum20">
        <text:list-item>
          <text:p text:style-name="P28"><text:span text:style-name="T2">Schritt 4: Archivierung und Modularisierung</text:span><text:span text:style-name="T5"><text:line-break/></text:span><text:span text:style-name="T2">Der endgültige, gefilterte Datensatz enthält nur noch die technisch relevanten Diskussionen, die klar den spezifizierten Projekten zugeordnet sind. Dieses kuratierte Archiv bildet die Grundlage für den vom Benutzer angestrebten "modularen" Arbeitsablauf. Es kann in einer durchsuchbaren Datenbank (z.B. Elasticsearch) oder einem Dokumentenspeicher abgelegt werden, um einen schnellen und kontextbezogenen Zugriff zu ermöglichen.</text:span></text:p>
        </text:list-item>
      </text:list>
      <text:p text:style-name="P55"/>
      <text:p text:style-name="P74"><text:span text:style-name="T1">3.2 Tabelle: Empfohlene Toolchain für die Verarbeitung von Entwicklungsprotokollen</text:span></text:p>
      <text:p text:style-name="P1"/>
      <text:p text:style-name="P3"><text:span text:style-name="T2">Die Umsetzung der oben beschriebenen Pipeline erfordert eine Reihe von spezialisierten Werkzeugen. Die folgende Tabelle ordnet den Verarbeitungsschritten geeignete Tool-Kategorien und konkrete Beispiele zu, um eine praktische Implementierung zu erleichtern.</text:span></text:p>
      <text:p text:style-name="P59"/>
      <table:table table:name="Table2" table:style-name="Table2">
        <table:table-column table:style-name="Table2.A" table:number-columns-repeated="3"/>
        <table:table-column table:style-name="Table2.D"/>
        <table:table-row table:style-name="Table2.1">
          <table:table-cell table:style-name="Table2.A1" office:value-type="string">
            <text:p text:style-name="P57"><text:span text:style-name="T3">Verarbeitungsschritt</text:span></text:p>
          </table:table-cell>
          <table:table-cell table:style-name="Table2.A1" office:value-type="string">
            <text:p text:style-name="P57"><text:span text:style-name="T3">Tool-Kategorie</text:span></text:p>
          </table:table-cell>
          <table:table-cell table:style-name="Table2.A1" office:value-type="string">
            <text:p text:style-name="P57"><text:span text:style-name="T3">Spezifische Beispiele</text:span></text:p>
          </table:table-cell>
          <table:table-cell table:style-name="Table2.A1" office:value-type="string">
            <text:p text:style-name="P57"><text:span text:style-name="T3">Begründung für die Auswahl</text:span></text:p>
          </table:table-cell>
        </table:table-row>
        <table:table-row table:style-name="Table2.1">
          <table:table-cell table:style-name="Table2.A1" office:value-type="string">
            <text:p text:style-name="P57"><text:span text:style-name="T3">Datenerfassung</text:span></text:p>
          </table:table-cell>
          <table:table-cell table:style-name="Table2.A1" office:value-type="string">
            <text:p text:style-name="P57"><text:span text:style-name="T2">Log-Parser / Skripting</text:span></text:p>
          </table:table-cell>
          <table:table-cell table:style-name="Table2.A1" office:value-type="string">
            <text:p text:style-name="P57"><text:span text:style-name="T2">Benutzerdefiniertes Python-Skript mit regex oder json Bibliotheken</text:span></text:p>
          </table:table-cell>
          <table:table-cell table:style-name="Table2.A1" office:value-type="string">
            <text:p text:style-name="P57"><text:span text:style-name="T2">Flexibilität zur Handhabung proprietärer oder unstrukturierter Log-Formate.</text:span></text:p>
          </table:table-cell>
        </table:table-row>
        <table:table-row table:style-name="Table2.1">
          <table:table-cell table:style-name="Table2.A1" office:value-type="string">
            <text:p text:style-name="P57"><text:span text:style-name="T3">Redundanzfilterung</text:span></text:p>
          </table:table-cell>
          <table:table-cell table:style-name="Table2.A1" office:value-type="string">
            <text:p text:style-name="P57"><text:span text:style-name="T2">Bibliothek zur Text-Deduplizierung</text:span></text:p>
          </table:table-cell>
          <table:table-cell table:style-name="Table2.A1" office:value-type="string">
            <text:p text:style-name="P57"><text:span text:style-name="T2">datasketch (für MinHash), textdistance</text:span></text:p>
          </table:table-cell>
          <table:table-cell table:style-name="Table2.A1" office:value-type="string">
            <text:p text:style-name="P57"><text:span text:style-name="T2">Effiziente Algorithmen zur Berechnung von Textähnlichkeit, geeignet zur Identifizierung von Beinahe-Duplikaten.</text:span></text:p>
          </table:table-cell>
        </table:table-row>
        <table:table-row table:style-name="Table2.1">
          <table:table-cell table:style-name="Table2.A1" office:value-type="string">
            <text:p text:style-name="P57"><text:span text:style-name="T3">Thematische Extraktion</text:span></text:p>
          </table:table-cell>
          <table:table-cell table:style-name="Table2.A1" office:value-type="string">
            <text:p text:style-name="P57"><text:span text:style-name="T2">Textanalyse-API / -Software</text:span></text:p>
          </table:table-cell>
          <table:table-cell table:style-name="Table2.A1" office:value-type="string">
            <text:p text:style-name="P60"><text:span text:style-name="T2">MonkeyLearn, Keatext [27], Open-Source-Bibliotheken wie spaCy oder NLTK</text:span></text:p>
          </table:table-cell>
          <table:table-cell table:style-name="Table2.A1" office:value-type="string">
            <text:p text:style-name="P57"><text:span text:style-name="T2">Bieten vortrainierte Modelle für Keyword-Extraktion, Entitätserkennung und Stimmungsanalyse, was die Entwicklungszeit verkürzt.</text:span></text:p>
          </table:table-cell>
        </table:table-row>
        <table:table-row table:style-name="Table2.1">
          <table:table-cell table:style-name="Table2.A1" office:value-type="string">
            <text:p text:style-name="P57"><text:span text:style-name="T3">Strukturierte Datenextraktion (Entscheidungen, Code)</text:span></text:p>
          </table:table-cell>
          <table:table-cell table:style-name="Table2.A1" office:value-type="string">
            <text:p text:style-name="P57"><text:span text:style-name="T2">Spezialisierte Extraktions-Tools</text:span></text:p>
          </table:table-cell>
          <table:table-cell table:style-name="Table2.A1" office:value-type="string">
            <text:p text:style-name="P60"><text:span text:style-name="T2">Zep [29, 30], LangChain's with_structured_output</text:span></text:p>
          </table:table-cell>
          <table:table-cell table:style-name="Table2.A1" office:value-type="string">
            <text:p text:style-name="P57"><text:span text:style-name="T2">Entwickelt für die hochgenaue Extraktion von strukturierten Daten (wie Entscheidungen, Aktionspunkte, Code-Snippets) aus unstrukturierten Chat-Protokollen. Zep bietet zudem hohe Geschwindigkeit und Validierung.</text:span></text:p>
          </table:table-cell>
        </table:table-row>
        <table:table-row table:style-name="Table2.1">
          <table:table-cell table:style-name="Table2.A1" office:value-type="string">
            <text:p text:style-name="P57"><text:span text:style-name="T3">Archivierung / Wissensbasis</text:span></text:p>
          </table:table-cell>
          <table:table-cell table:style-name="Table2.A1" office:value-type="string">
            <text:p text:style-name="P57"><text:span text:style-name="T2">Vektordatenbank / Suchindex</text:span></text:p>
          </table:table-cell>
          <table:table-cell table:style-name="Table2.A1" office:value-type="string">
            <text:p text:style-name="P60"><text:span text:style-name="T2">Pinecone, ChromaDB, Weaviate </text:span><text:span text:style-name="T6">31</text:span><text:span text:style-name="T2">, Elasticsearch</text:span></text:p>
          </table:table-cell>
          <table:table-cell table:style-name="Table2.A1" office:value-type="string">
            <text:p text:style-name="P57"><text:span text:style-name="T2">Optimiert für effiziente semantische Suche und Ähnlichkeitssuche, die das Rückgrat einer RAG-basierten Wissensdatenbank bilden.</text:span></text:p>
          </table:table-cell>
        </table:table-row>
      </table:table>
      <text:p text:style-name="P2"/>
      <text:p text:style-name="P74"><text:span text:style-name="T1">3.3 Aufbau einer Projekt-Wissensbasis aus konversationellen Daten</text:span></text:p>
      <text:p text:style-name="P1"/>
      <text:p text:style-name="P5"><text:span text:style-name="T2">Die Transformation des kuratierten Archivs in eine dynamische, intelligente Wissensbasis ist der letzte und entscheidende Schritt. Dies schafft ein persistentes "Gedächtnis" für das Projekt, das die inhärenten Beschränkungen des LLM-Kontextfensters überwindet.</text:span></text:p>
      <text:list xml:id="list2733491052" text:style-name="WWNum23">
        <text:list-item>
          <text:p text:style-name="P18"><text:span text:style-name="T2">Das RAG-Framework (Retrieval-Augmented Generation)</text:span><text:span text:style-name="T5"><text:line-break/></text:span><text:span text:style-name="T2">Die Kernarchitektur für dieses System ist RAG.31 Der Prozess umfasst drei Hauptschritte:</text:span></text:p>
        </text:list-item>
      </text:list>
      <text:list xml:id="list415062847" text:style-name="WWNum24">
        <text:list-item>
          <text:list>
            <text:list-item>
              <text:p text:style-name="P61"><text:span text:style-name="T3">Chunking und Embedding:</text:span><text:span text:style-name="T2"> Die kuratierten und gefilterten Protokolle werden in kleinere, semantisch zusammenhängende Abschnitte ("Chunks") zerlegt. Ein Embedding-Modell (z.B. text-embedding-ada-002 von OpenAI oder Open-Source-Alternativen) wandelt dann jeden Chunk in eine numerische Vektorrepräsentation um. Diese Vektoren erfassen die semantische Bedeutung des Textes.</text:span><text:span text:style-name="T6">31</text:span></text:p>
            </text:list-item>
            <text:list-item>
              <text:p text:style-name="P61"><text:span text:style-name="T3">Vector Store:</text:span><text:span text:style-name="T2"> Diese Vektoren werden in einer spezialisierten Vektordatenbank gespeichert. Diese Datenbanken sind für extrem schnelle Ähnlichkeitssuchen optimiert, d.h. sie können in Millisekunden die Vektoren (und damit die Text-Chunks) finden, die einem Anfrage-Vektor am ähnlichsten sind.</text:span><text:span text:style-name="T6">31</text:span></text:p>
            </text:list-item>
            <text:list-item>
              <text:p text:style-name="P61"><text:soft-page-break/><text:span text:style-name="T3">Retrieval und Augmentation:</text:span><text:span text:style-name="T2"> Wenn eine neue Anfrage an das System gestellt wird, wird diese ebenfalls in einen Vektor umgewandelt. Das System durchsucht dann die Vektordatenbank, um die relevantesten Text-Chunks aus der archivierten Konversation abzurufen. Diese abgerufenen Chunks werden dann zusammen mit der ursprünglichen Anfrage als angereicherter Kontext an das LLM (z.B. Gemini) übergeben.</text:span></text:p>
            </text:list-item>
          </text:list>
        </text:list-item>
      </text:list>
      <text:list xml:id="list125325820269652" text:continue-list="list2733491052" text:style-name="WWNum23">
        <text:list-item>
          <text:p text:style-name="P18"><text:span text:style-name="T2">Vorteile für den Arbeitsablauf des Benutzers</text:span><text:span text:style-name="T5"><text:line-break/></text:span><text:span text:style-name="T2">Dieses System schafft ein "Langzeitgedächtnis", das die Begrenzungen des flüchtigen Kontextfensters des LLM überwindet. Es ermöglicht dem Entwicklungsteam:</text:span></text:p>
        </text:list-item>
      </text:list>
      <text:list xml:id="list4052720509" text:style-name="WWNum25">
        <text:list-item>
          <text:list>
            <text:list-item>
              <text:p text:style-name="P40"><text:span text:style-name="T3">Gezielte Abfragen zu vergangenen Entscheidungen:</text:span><text:span text:style-name="T2"> Das Team kann Fragen wie "Was war der Grund für die Wahl von Java-Sparky für die Measuring-Komponente?" stellen und erhält eine Antwort, die auf den tatsächlichen Diskussionen aus dem Archiv basiert.</text:span></text:p>
            </text:list-item>
            <text:list-item>
              <text:p text:style-name="P40"><text:span text:style-name="T3">Vermeidung wiederholter Fehler:</text:span><text:span text:style-name="T2"> Das System kann dazu beitragen, die Wiedereinführung von bereits gelösten Fehlern oder Problemen zu verhindern, da die historische Lösung im Wissensspeicher verfügbar ist.</text:span><text:span text:style-name="T6">16</text:span></text:p>
            </text:list-item>
            <text:list-item>
              <text:p text:style-name="P40"><text:span text:style-name="T3">Effizientes Onboarding:</text:span><text:span text:style-name="T2"> Neue Teammitglieder können sich schnell einarbeiten, indem sie eine durchsuchbare, kontextreiche Projekthistorie nutzen.</text:span></text:p>
            </text:list-item>
            <text:list-item>
              <text:p text:style-name="P51"><text:span text:style-name="T3">Prävention von Repetitionen:</text:span><text:span text:style-name="T2"> Am wichtigsten ist, dass diese kuratierte Wissensbasis verwendet werden kann, um dem LLM bei zukünftigen Interaktionen hochrelevanten und präzisen Kontext zu liefern. Dies adressiert direkt die in Teil I identifizierte Hauptursache für degenerative Wiederholungen – den Mangel an qualitativ hochwertigem Kontext.</text:span></text:p>
            </text:list-item>
          </text:list>
        </text:list-item>
      </text:list>
      <text:p text:style-name="P55"/>
      <text:p text:style-name="P75"><text:span text:style-name="T1">Teil IV: Architekturentwurf für eine Browser-Erweiterung zur Erkennung KI-generierter Bilder</text:span></text:p>
      <text:p text:style-name="P1"/>
      <text:p text:style-name="P3"><text:span text:style-name="T2">Dieser letzte Abschnitt des Berichts liefert einen technischen Entwurf auf hohem Niveau für die vom Benutzer angeforderte Chrome-Browser-Erweiterung. Der Entwurf baut auf der spezifischen Anwendungs-URL (https://image-to-code-877071983223.us-west1.run.app/) auf und zielt darauf ab, ein praktisches und leistungsfähiges Werkzeug zur Analyse der Herkunft und Struktur von Web-Bildern zu schaffen.</text:span></text:p>
      <text:p text:style-name="P2"/>
      <text:p text:style-name="P74"><text:span text:style-name="T1">4.1 Kernfunktionalität: Integration von Bildanalyse und KI-Provenienz-Erkennung</text:span></text:p>
      <text:p text:style-name="P1"/>
      <text:p text:style-name="P5"><text:span text:style-name="T2">Die Erweiterung wird als multifunktionales Analysewerkzeug konzipiert, das über eine einfache "KI oder nicht KI"-Klassifizierung hinausgeht.</text:span></text:p>
      <text:list xml:id="list95570131" text:style-name="WWNum2">
        <text:list-item>
          <text:p text:style-name="P20"><text:span text:style-name="T2">Ein-Klick-Analyseauslöser</text:span><text:span text:style-name="T5"><text:line-break/></text:span><text:span text:style-name="T2">Die Benutzeroberfläche wird minimalistisch gestaltet sein. Ein Klick auf das Erweiterungssymbol in der Browserleiste oder eine Option im Kontextmenü (Rechtsklick auf ein Bild) initiiert den Analyseprozess für das ausgewählte Bild auf der aktuellen Webseite.</text:span></text:p>
        </text:list-item>
        <text:list-item>
          <text:p text:style-name="P20"><text:span text:style-name="T2">Multimodale Analyse-Pipeline</text:span><text:span text:style-name="T5"><text:line-break/></text:span><text:span text:style-name="T2">Im Backend wird eine Kette von Analysemodulen das Zielbild verarbeiten, um eine umfassende Bewertung zu liefern:</text:span></text:p>
        </text:list-item>
      </text:list>
      <text:list xml:id="list35374141" text:style-name="WWNum3">
        <text:list-item>
          <text:list>
            <text:list-item>
              <text:p text:style-name="P63"><text:span text:style-name="T3">Metadaten-Extraktion:</text:span><text:span text:style-name="T2"> Als erster Schritt versucht die Erweiterung, alle im Bild eingebetteten Metadaten (z.B. EXIF, XMP) zu lesen. Zukünftige Standards wie C2PA (Coalition for Content Provenance and Authenticity) könnten hier direkt Herkunftsinformationen liefern, z.B. welches KI-Modell das Bild erstellt hat.</text:span></text:p>
            </text:list-item>
            <text:list-item>
              <text:p text:style-name="P63"><text:span text:style-name="T3">Visuelle Artefakterkennung:</text:span><text:span text:style-name="T2"> Dies ist das Herzstück des Detektors. Ein spezialisiertes KI-Modell, wahrscheinlich ein Vision Transformer (ViT) oder ein Convolutional Neural Network (CNN), wird darauf trainiert, subtile visuelle Artefakte zu erkennen, die für KI-generierte Bilder typisch sind. Dazu gehören unnatürliche Texturen, inkonsistente Beleuchtung und Schatten, anatomische Fehler bei Personen (z.B. falsche Anzahl von Fingern), logische Inkonsistenzen im Bild oder sich wiederholende Muster. Dieser Ansatz ist analog zur Erkennung von "falsch ausgerichteter Formatierung" oder "inkonsistenten Transaktionssummen" in Textdokumenten, die auf Manipulation hindeuten können.</text:span><text:span text:style-name="T6">33</text:span></text:p>
            </text:list-item>
            <text:list-item>
              <text:p text:style-name="P63"><text:span text:style-name="T3">Strukturanalyse:</text:span><text:span text:style-name="T2"> Um der Benutzeranforderung "wie es aufgebaut ist" gerecht zu werden, wird ein separates Modul die Bildkomposition analysieren. Techniken wie Objekterkennung (z.B. mit YOLO) oder semantische Segmentierung können verwendet werden, um die Hauptobjekte und Bereiche im Bild zu identifizieren und ihre räumliche Beziehung zu beschreiben.</text:span></text:p>
            </text:list-item>
            <text:list-item>
              <text:p text:style-name="P63"><text:span text:style-name="T3">Scan auf versteckte Daten (Steganographie):</text:span><text:span text:style-name="T2"> Um die Frage "was sonst noch in den Bildern versteckt sein könnte" zu beantworten, kann das Tool grundlegende Steganographie-Erkennungsalgorithmen integrieren. Diese Algorithmen analysieren die statistischen Eigenschaften der Bildpixel, um nach Mustern zu suchen, die auf das Vorhandensein von versteckten Daten hindeuten.</text:span></text:p>
            </text:list-item>
          </text:list>
        </text:list-item>
      </text:list>
      <text:list xml:id="list125326750734443" text:continue-list="list95570131" text:style-name="WWNum2">
        <text:list-item>
          <text:p text:style-name="P29"><text:span text:style-name="T2">Integration mit image-to-code-877071983223.us-west1.run.app</text:span><text:span text:style-name="T5"><text:line-break/></text:span><text:span text:style-name="T2">Die Erweiterung wird so konzipiert, dass sie nahtlos mit der bestehenden Anwendung des Benutzers zusammenarbeitet. Die Analyseergebnisse könnten direkt in der Benutzeroberfläche der image-to-code-App angezeigt werden, wenn ein Bild von dort analysiert wird. Dies würde dem Benutzer eine kombinierte Ansicht bieten, die sowohl den aus dem Bild extrahierten Code als auch eine detaillierte Analyse seiner Herkunft und Struktur umfasst.</text:span></text:p>
        </text:list-item>
      </text:list>
      <text:p text:style-name="P55"><text:soft-page-break/></text:p>
      <text:p text:style-name="P74"><text:span text:style-name="T1">4.2 Technischer Stack und Implementierungs-Roadmap</text:span></text:p>
      <text:p text:style-name="P1"/>
      <text:p text:style-name="P5"><text:span text:style-name="T2">Ein konkreter Technologie-Stack und ein phasenweiser Entwicklungsplan sind entscheidend für eine erfolgreiche Umsetzung.</text:span></text:p>
      <text:list xml:id="list1069094990" text:style-name="WWNum4">
        <text:list-item>
          <text:p text:style-name="P22"><text:span text:style-name="T3">Vorgeschlagener Technologie-Stack</text:span></text:p>
        </text:list-item>
      </text:list>
      <text:list xml:id="list3561323681" text:style-name="WWNum5">
        <text:list-item>
          <text:list>
            <text:list-item>
              <text:p text:style-name="P42"><text:span text:style-name="T3">Frontend (Browser-Erweiterung):</text:span><text:span text:style-name="T2"> JavaScript/TypeScript, unter Verwendung eines modernen Frameworks wie React oder Vue.js für die Benutzeroberfläche. Die Interaktion mit dem Browser erfolgt über die Chrome Extension Manifest V3 API.</text:span></text:p>
            </text:list-item>
            <text:list-item>
              <text:p text:style-name="P42"><text:span text:style-name="T3">Backend:</text:span><text:span text:style-name="T2"> Eine serverlose Funktion (z.B. Google Cloud Run, passend zur bestehenden Infrastruktur der Benutzer-App) oder ein dedizierter Microservice zur Ausführung der Analysemodelle. Python ist hier die bevorzugte Sprache aufgrund der umfangreichen Bibliotheken für Bildverarbeitung (Pillow, OpenCV) und maschinelles Lernen (PyTorch, TensorFlow).</text:span></text:p>
            </text:list-item>
            <text:list-item>
              <text:p text:style-name="P42"><text:span text:style-name="T3">KI-Modelle:</text:span><text:span text:style-name="T2"> Für die Artefakterkennung können vortrainierte Modelle aus Forschungspublikationen als Ausgangspunkt dienen. Alternativ kann ein benutzerdefiniertes Modell auf einem Datensatz aus bekannten echten und KI-generierten Bildern feingetunt werden, um eine höhere Genauigkeit zu erzielen.</text:span></text:p>
            </text:list-item>
          </text:list>
        </text:list-item>
      </text:list>
      <text:list xml:id="list125325501382487" text:continue-list="list1069094990" text:style-name="WWNum4">
        <text:list-item>
          <text:p text:style-name="P22"><text:span text:style-name="T3">Phasenweise Roadmap</text:span></text:p>
        </text:list-item>
      </text:list>
      <text:list xml:id="list4245725765" text:style-name="WWNum6">
        <text:list-item>
          <text:list>
            <text:list-item>
              <text:p text:style-name="P44"><text:span text:style-name="T3">Phase 1 (MVP - Minimum Viable Product):</text:span><text:span text:style-name="T2"> Der Fokus liegt auf der Kernfunktionalität. Implementierung des Ein-Klick-Auslösers und eines einzelnen Backend-Modells für eine grundlegende Klassifizierung (KI vs. echt). Die Ausgabe ist ein einfacher Wahrscheinlichkeitswert.</text:span></text:p>
            </text:list-item>
            <text:list-item>
              <text:p text:style-name="P44"><text:span text:style-name="T3">Phase 2 (Erweiterte Analyse):</text:span><text:span text:style-name="T2"> Hinzufügen der Module für Strukturanalyse und Metadaten-Extraktion. Entwicklung eines detaillierteren Ergebnis-Panels in der Benutzeroberfläche, das die verschiedenen Analyseergebnisse aufschlüsselt.</text:span></text:p>
            </text:list-item>
            <text:list-item>
              <text:p text:style-name="P52"><text:span text:style-name="T3">Phase 3 (Fortgeschrittene Funktionen):</text:span><text:span text:style-name="T2"> Integration der Steganographie-Erkennung. Entwicklung der tiefen Integration mit der image-to-code-Anwendung des Benutzers, um eine einheitliche Benutzererfahrung zu schaffen.</text:span></text:p>
            </text:list-item>
          </text:list>
        </text:list-item>
      </text:list>
      <text:p text:style-name="P55"/>
      <text:p text:style-name="P74"><text:span text:style-name="T1">4.3 Datenfluss und Überlegungen zur Benutzeroberfläche</text:span></text:p>
      <text:p text:style-name="P1"/>
      <text:p text:style-name="P5"><text:span text:style-name="T2">Ein klar definierter Datenfluss und eine durchdachte Benutzeroberfläche sind für die Funktionalität und Benutzerfreundlichkeit der Erweiterung unerlässlich.</text:span></text:p>
      <text:list xml:id="list2084267784" text:style-name="WWNum7">
        <text:list-item>
          <text:p text:style-name="P24"><text:span text:style-name="T3">Datenflussdiagramm (Beschreibung)</text:span></text:p>
        </text:list-item>
      </text:list>
      <text:list xml:id="list389647973" text:style-name="WWNum8">
        <text:list-item>
          <text:list>
            <text:list-item>
              <text:p text:style-name="P65"><text:span text:style-name="T2">Der Benutzer klickt auf das Erweiterungssymbol oder die Kontextmenü-Option bei einem Bild.</text:span></text:p>
            </text:list-item>
            <text:list-item>
              <text:p text:style-name="P65"><text:span text:style-name="T2">Das Content-Skript der Erweiterung erfasst die URL des Bildes.</text:span></text:p>
            </text:list-item>
            <text:list-item>
              <text:p text:style-name="P65"><text:span text:style-name="T2">Die URL wird an das Hintergrund-Skript der Erweiterung gesendet.</text:span></text:p>
            </text:list-item>
            <text:list-item>
              <text:p text:style-name="P65"><text:span text:style-name="T2">Das Hintergrund-Skript sendet eine sichere API-Anfrage an den Backend-Dienst und übergibt die Bild-URL.</text:span></text:p>
            </text:list-item>
            <text:list-item>
              <text:p text:style-name="P65"><text:soft-page-break/><text:span text:style-name="T2">Der Backend-Dienst ruft das Bild ab und führt es durch die mehrstufige Analyse-Pipeline (Metadaten, Artefakte, Struktur, etc.).</text:span></text:p>
            </text:list-item>
            <text:list-item>
              <text:p text:style-name="P65"><text:span text:style-name="T2">Das Backend gibt eine strukturierte JSON-Antwort mit den aggregierten Analyseergebnissen zurück.</text:span></text:p>
            </text:list-item>
            <text:list-item>
              <text:p text:style-name="P65"><text:span text:style-name="T2">Die UI-Komponente der Erweiterung empfängt die JSON-Daten und rendert eine klare, verständliche Zusammenfassung für den Benutzer in einem Pop-up oder einer Seitenleiste.</text:span></text:p>
            </text:list-item>
          </text:list>
        </text:list-item>
      </text:list>
      <text:list xml:id="list125325318103079" text:continue-list="list2084267784" text:style-name="WWNum7">
        <text:list-item>
          <text:p text:style-name="P24"><text:span text:style-name="T3">UI/UX-Prinzipien</text:span></text:p>
        </text:list-item>
      </text:list>
      <text:list xml:id="list1536958783" text:style-name="WWNum9">
        <text:list-item>
          <text:list>
            <text:list-item>
              <text:p text:style-name="P46"><text:span text:style-name="T3">Klarheit und Einfachheit:</text:span><text:span text:style-name="T2"> Das Hauptergebnis (z.B. "Wahrscheinlich KI-generiert" vs. "Wahrscheinlich authentisch") muss auf den ersten Blick ersichtlich sein, möglicherweise durch eine Farbkennzeichnung oder ein prominentes Icon.</text:span></text:p>
            </text:list-item>
            <text:list-item>
              <text:p text:style-name="P46"><text:span text:style-name="T3">Progressive Disclosure:</text:span><text:span text:style-name="T2"> Die Oberfläche sollte zunächst eine übersichtliche Zusammenfassung anzeigen. Detaillierte Informationen (z.B. spezifisch erkannte Artefakte, vollständige Metadaten, die Ergebnisse der Strukturanalyse) sollten durch Klicken auf erweiterbare Abschnitte zugänglich sein. Dies vermeidet eine Überfrachtung der Benutzeroberfläche.</text:span></text:p>
            </text:list-item>
            <text:list-item>
              <text:p text:style-name="P53"><text:span text:style-name="T3">Vertrauen und Transparenz:</text:span><text:span text:style-name="T2"> Die Ergebnisse sollten nicht als absolute Wahrheiten, sondern mit Konfidenzwerten oder Wahrscheinlichkeiten dargestellt werden (z.B. "95% Wahrscheinlichkeit für KI-Generierung"). Wo immer möglich, sollte das System seine "Gedankengänge" erklären (Explainable AI), z.B. durch Hervorheben der Bildbereiche, in denen Artefakte erkannt wurden, oder durch eine textliche Begründung ("Inkonsistente Beleuchtung am Gesicht des Subjekts erkannt"). Dies schafft Vertrauen beim Benutzer und liefert wertvollere, nachvollziehbare Einblicke.</text:span></text:p>
            </text:list-item>
          </text:list>
        </text:list-item>
      </text:list>
      <text:p text:style-name="P55"/>
      <text:p text:style-name="P75"><text:span text:style-name="T1">Schlussfolgerungen und Empfehlungen</text:span></text:p>
      <text:p text:style-name="P1"/>
      <text:p text:style-name="P3"><text:span text:style-name="T2">Dieser Bericht hat eine tiefgehende Analyse der vom Benutzer aufgeworfenen Probleme vorgenommen und eine integrierte Lösungsstrategie entwickelt. Die Analyse hat gezeigt, dass die beobachtete degenerative Repetition des Gemini-Modells und die Ineffizienzen im Entwicklungsdialog keine separaten Probleme sind, sondern kausal miteinander verknüpft sind. Die Kernursache für das Versagen des Modells liegt in einer Kombination aus inhärenten statistischen Eigenschaften der Sprache, den Grenzen der Modellarchitektur (insbesondere des Kontextfensters) und der Qualität der bereitgestellten Daten. Die unstrukturierte und redundante Natur des aktuellen Dialogs verschärft diese Probleme, indem sie das Kontextfenster des Modells systematisch degradiert.</text:span></text:p>
      <text:p text:style-name="P5"><text:span text:style-name="T2">Basierend auf dieser Analyse werden die folgenden, ineinandergreifenden Maßnahmen empfohlen:</text:span></text:p>
      <text:list xml:id="list3032823697" text:style-name="WWNum10">
        <text:list-item>
          <text:p text:style-name="P67"><text:span text:style-name="T3">Sofortige Stabilisierung der Inferenz:</text:span><text:span text:style-name="T2"> Um die unmittelbaren Probleme mit repetitiven Schleifen zu beheben, wird empfohlen, von deterministischen Dekodierungsalgorithmen wie der Greedy Search abzurücken. Stattdessen sollte eine Kombination aus </text:span><text:span text:style-name="T3">stochastischem Sampling (Top-p)</text:span><text:span text:style-name="T2"> und einer </text:span><text:span text:style-name="T3">N-Gramm-Wiederholungsstrafe</text:span><text:span text:style-name="T2"> implementiert werden. Für die spezifische Aufgabe der Codegenerierung sollte die Evaluierung von </text:span><text:span text:style-name="T3">grammatikbasierten Bestrafungsmethoden</text:span><text:span text:style-name="T2"> in Betracht gezogen werden, um strukturelle Wiederholungen zu unterbinden.</text:span></text:p>
        </text:list-item>
        <text:list-item>
          <text:p text:style-name="P67"><text:span text:style-name="T3">Implementierung einer Pipeline zur Dialogverarbeitung:</text:span><text:span text:style-name="T2"> Die vom Benutzer gewünschte Zusammenfassung und Archivierung sollte als kritische Infrastrukturmaßnahme priorisiert werden. Es wird empfohlen, die in Teil III beschriebene </text:span><text:span text:style-name="T3">automatisierte Pipeline</text:span><text:span text:style-name="T2"> zu implementieren. Diese Pipeline sollte die Konversationsprotokolle strukturieren, benutzerspezifische Redundanzen filtern und die Inhalte thematisch nach den relevanten Projekten ("Detektoren", "GAIA OS" etc.) klassifizieren.</text:span></text:p>
        </text:list-item>
        <text:list-item>
          <text:p text:style-name="P67"><text:span text:style-name="T3">Aufbau einer RAG-basierten Projekt-Wissensbasis:</text:span><text:span text:style-name="T2"> Das Ergebnis der Verarbeitungspipeline – ein kuratiertes Archiv relevanter technischer Diskussionen – sollte genutzt werden, um eine </text:span><text:span text:style-name="T3">Retrieval-Augmented Generation (RAG) Wissensbasis</text:span><text:span text:style-name="T2"> aufzubauen. Dieses System wird als "Langzeitgedächtnis" für das Projekt dienen. Es wird nicht nur die modulare Weiterarbeit ermöglichen, sondern auch als primäre Quelle für hochwertigen, präzisen Kontext für zukünftige Interaktionen mit dem LLM dienen, wodurch die Hauptursache für degenerative Wiederholungen direkt angegangen wird.</text:span></text:p>
        </text:list-item>
        <text:list-item>
          <text:p text:style-name="P69"><text:span text:style-name="T3">Phasenweise Entwicklung der Bildanalyse-Erweiterung:</text:span><text:span text:style-name="T2"> Für die Entwicklung der angeforderten Chrome-Erweiterung wird der in Teil IV skizzierte </text:span><text:span text:style-name="T3">phasenweise Ansatz</text:span><text:span text:style-name="T2"> empfohlen. Die erste Phase (MVP) sollte sich auf die Kernfunktionalität der KI-vs.-Echt-Klassifizierung konzentrieren. Nachfolgende Phasen können dann die erweiterte Strukturanalyse, Metadaten-Extraktion und die tiefe Integration in die bestehende image-to-code-Anwendung umfassen. Besonderes Augenmerk sollte auf eine transparente und erklärbare Darstellung der Ergebnisse gelegt werden, um das Vertrauen der Benutzer zu gewinnen.</text:span></text:p>
        </text:list-item>
      </text:list>
      <text:p text:style-name="P70"><text:span text:style-name="T2">Durch die Umsetzung dieser vier Empfehlungen wird nicht nur das akute Problem der Modellinstabilität gelöst, sondern es wird auch ein robusterer, widerstandsfähigerer und effizienterer Rahmen für die zukünftige KI-gestützte Entwicklung geschaffen. Die Transformation des Entwicklungsprozesses von einem flüchtigen Dialog zu einer strukturierten, durchsuchbaren Wissensbasis ist der strategische Schlüssel zur vollen Ausschöpfung des Potenzials der Zusammenarbeit zwischen Mensch und KI.</text:span></text:p>
      <text:p text:style-name="P73"><text:span text:style-name="T7">Referenzen</text:span></text:p>
      <text:list xml:id="list82399885" text:style-name="WWNum11">
        <text:list-item>
          <text:p text:style-name="P71"><text:span text:style-name="T8">A Theoretical Analysis of the Repetition Problem in Text Generation - ResearchGate, Zugriff am November 4, 2025, </text:span><text:a xlink:type="simple" xlink:href="https://www.researchgate.net/publication/363393047_A_Theoretical_Analysis_of_the_Repetition_Problem_in_Text_Generation" text:style-name="ListLabel_20_226" text:visited-style-name="ListLabel_20_226"><text:span text:style-name="T9">https://www.researchgate.net/publication/363393047_A_Theoretical_Analysis_of_the_Repetition_Problem_in_Text_Generation</text:span></text:a></text:p>
        </text:list-item>
        <text:list-item>
          <text:p text:style-name="P71"><text:span text:style-name="T8">Rethinking Repetition Problems of LLMs in Code Generation | Request PDF - ResearchGate, Zugriff am November 4, 2025, </text:span><text:a xlink:type="simple" xlink:href="https://www.researchgate.net/publication/391776715_Rethinking_Repetition_Problems_of_LLMs_in_Code_Generation" text:style-name="ListLabel_20_226" text:visited-style-name="ListLabel_20_226"><text:span text:style-name="T9">https://www.researchgate.net/publication/391776715_Rethinking_Repetition_Problems_of_LLMs_in_Code_Generation</text:span></text:a></text:p>
        </text:list-item>
        <text:list-item>
          <text:p text:style-name="P71"><text:span text:style-name="T8">Learning to Break the Loop: Analyzing and Mitigating Repetitions for Neural Text Generation, Zugriff am November 4, 2025, </text:span><text:a xlink:type="simple" xlink:href="https://machinelearning.apple.com/research/analyzing-mitigating-repetitions" text:style-name="ListLabel_20_226" text:visited-style-name="ListLabel_20_226"><text:span text:style-name="T9">https://machinelearning.apple.com/research/analyzing-mitigating-repetitions</text:span></text:a></text:p>
        </text:list-item>
        <text:list-item>
          <text:p text:style-name="P71"><text:soft-page-break/><text:span text:style-name="T8">Rethinking Repetition Problems of LLMs in Code Generation - ACL Anthology, Zugriff am November 4, 2025, </text:span><text:a xlink:type="simple" xlink:href="https://aclanthology.org/2025.acl-long.48.pdf" text:style-name="ListLabel_20_226" text:visited-style-name="ListLabel_20_226"><text:span text:style-name="T9">https://aclanthology.org/2025.acl-long.48.pdf</text:span></text:a></text:p>
        </text:list-item>
        <text:list-item>
          <text:p text:style-name="P71"><text:span text:style-name="T8">Repetition Neurons: How Do Language Models Produce Repetitions? - ACL Anthology, Zugriff am November 4, 2025, </text:span><text:a xlink:type="simple" xlink:href="https://aclanthology.org/2025.naacl-short.41.pdf" text:style-name="ListLabel_20_226" text:visited-style-name="ListLabel_20_226"><text:span text:style-name="T9">https://aclanthology.org/2025.naacl-short.41.pdf</text:span></text:a></text:p>
        </text:list-item>
        <text:list-item>
          <text:p text:style-name="P71"><text:span text:style-name="T8">Interpreting the Repeated Token Phenomenon in Large Language Models - OpenReview, Zugriff am November 4, 2025, </text:span><text:a xlink:type="simple" xlink:href="https://openreview.net/forum?id=WVth3Webet&amp;noteId=hWnUO0wR7D" text:style-name="ListLabel_20_226" text:visited-style-name="ListLabel_20_226"><text:span text:style-name="T9">https://openreview.net/forum?id=WVth3Webet¬eId=hWnUO0wR7D</text:span></text:a></text:p>
        </text:list-item>
        <text:list-item>
          <text:p text:style-name="P71"><text:span text:style-name="T8">Understanding the Repeat Curse in Large Language Models from a Feature Perspective, Zugriff am November 4, 2025, </text:span><text:a xlink:type="simple" xlink:href="https://arxiv.org/html/2504.14218v1" text:style-name="ListLabel_20_226" text:visited-style-name="ListLabel_20_226"><text:span text:style-name="T9">https://arxiv.org/html/2504.14218v1</text:span></text:a></text:p>
        </text:list-item>
        <text:list-item>
          <text:p text:style-name="P71"><text:span text:style-name="T8">Repetitions are not all alike: distinct mechanisms sustain repetition in language models, Zugriff am November 4, 2025, </text:span><text:a xlink:type="simple" xlink:href="https://arxiv.org/html/2504.01100v1" text:style-name="ListLabel_20_226" text:visited-style-name="ListLabel_20_226"><text:span text:style-name="T9">https://arxiv.org/html/2504.01100v1</text:span></text:a></text:p>
        </text:list-item>
        <text:list-item>
          <text:p text:style-name="P71"><text:span text:style-name="T8">Repetition In Repetition Out: Towards Understanding Neural Text Degeneration from the Data Perspective | OpenReview, Zugriff am November 4, 2025, </text:span><text:a xlink:type="simple" xlink:href="https://openreview.net/forum?id=WjgCRrOgip" text:style-name="ListLabel_20_226" text:visited-style-name="ListLabel_20_226"><text:span text:style-name="T9">https://openreview.net/forum?id=WjgCRrOgip</text:span></text:a></text:p>
        </text:list-item>
        <text:list-item>
          <text:p text:style-name="P71"><text:span text:style-name="T8">What is a context window? - IBM, Zugriff am November 4, 2025, </text:span><text:a xlink:type="simple" xlink:href="https://www.ibm.com/think/topics/context-window" text:style-name="ListLabel_20_226" text:visited-style-name="ListLabel_20_226"><text:span text:style-name="T9">https://www.ibm.com/think/topics/context-window</text:span></text:a></text:p>
        </text:list-item>
        <text:list-item>
          <text:p text:style-name="P71"><text:span text:style-name="T8">Context Length in LLMs: What Is It and Why It Is Important? - DataNorth AI, Zugriff am November 4, 2025, </text:span><text:a xlink:type="simple" xlink:href="https://datanorth.ai/blog/context-length" text:style-name="ListLabel_20_226" text:visited-style-name="ListLabel_20_226"><text:span text:style-name="T9">https://datanorth.ai/blog/context-length</text:span></text:a></text:p>
        </text:list-item>
        <text:list-item>
          <text:p text:style-name="P71"><text:span text:style-name="T8">Top techniques to Manage Context Lengths in LLMs - Agenta, Zugriff am November 4, 2025, </text:span><text:a xlink:type="simple" xlink:href="https://agenta.ai/blog/top-6-techniques-to-manage-context-length-in-llms" text:style-name="ListLabel_20_226" text:visited-style-name="ListLabel_20_226"><text:span text:style-name="T9">https://agenta.ai/blog/top-6-techniques-to-manage-context-length-in-llms</text:span></text:a></text:p>
        </text:list-item>
        <text:list-item>
          <text:p text:style-name="P71"><text:span text:style-name="T8">De-Coded: Understanding Context Windows for Transformer Models - Medium, Zugriff am November 4, 2025, </text:span><text:a xlink:type="simple" xlink:href="https://medium.com/data-science/de-coded-understanding-context-windows-for-transformer-models-cd1baca6427e" text:style-name="ListLabel_20_226" text:visited-style-name="ListLabel_20_226"><text:span text:style-name="T9">https://medium.com/data-science/de-coded-understanding-context-windows-for-transformer-models-cd1baca6427e</text:span></text:a></text:p>
        </text:list-item>
        <text:list-item>
          <text:p text:style-name="P71"><text:span text:style-name="T8">Extending Context Length in Large Language Models | Towards Data Science, Zugriff am November 4, 2025, </text:span><text:a xlink:type="simple" xlink:href="https://towardsdatascience.com/extending-context-length-in-large-language-models-74e59201b51f/" text:style-name="ListLabel_20_226" text:visited-style-name="ListLabel_20_226"><text:span text:style-name="T9">https://towardsdatascience.com/extending-context-length-in-large-language-models-74e59201b51f/</text:span></text:a></text:p>
        </text:list-item>
        <text:list-item>
          <text:p text:style-name="P71"><text:span text:style-name="T8">Exploring Ways to Extend Context Length in Transformers - GitHub Pages, Zugriff am November 4, 2025, </text:span><text:a xlink:type="simple" xlink:href="https://muhtasham.github.io/blog/posts/explore-context/" text:style-name="ListLabel_20_226" text:visited-style-name="ListLabel_20_226"><text:span text:style-name="T9">https://muhtasham.github.io/blog/posts/explore-context/</text:span></text:a></text:p>
        </text:list-item>
        <text:list-item>
          <text:p text:style-name="P71"><text:span text:style-name="T8">The Context Window Problem: Scaling Agents Beyond Token Limits - Factory.ai, Zugriff am November 4, 2025, </text:span><text:a xlink:type="simple" xlink:href="https://factory.ai/news/context-window-problem" text:style-name="ListLabel_20_226" text:visited-style-name="ListLabel_20_226"><text:span text:style-name="T9">https://factory.ai/news/context-window-problem</text:span></text:a></text:p>
        </text:list-item>
        <text:list-item>
          <text:p text:style-name="P71"><text:span text:style-name="T8">Why Does the Effective Context Length of LLMs Fall Short? - arXiv, Zugriff am November 4, 2025, </text:span><text:a xlink:type="simple" xlink:href="https://arxiv.org/html/2410.18745v1" text:style-name="ListLabel_20_226" text:visited-style-name="ListLabel_20_226"><text:span text:style-name="T9">https://arxiv.org/html/2410.18745v1</text:span></text:a></text:p>
        </text:list-item>
        <text:list-item>
          <text:p text:style-name="P71"><text:span text:style-name="T8">How Does The Context Window Size Affect LLM Performance? - Deepchecks, Zugriff am November 4, 2025, </text:span><text:a xlink:type="simple" xlink:href="https://www.deepchecks.com/question/how-does-context-window-size-affect-llm-performance/" text:style-name="ListLabel_20_226" text:visited-style-name="ListLabel_20_226"><text:span text:style-name="T9">https://www.deepchecks.com/question/how-does-context-window-size-affect-llm-performance/</text:span></text:a></text:p>
        </text:list-item>
        <text:list-item>
          <text:p text:style-name="P71"><text:span text:style-name="T8">Why language models collapse when trained on recursively generated text - arXiv, Zugriff am November 4, 2025, </text:span><text:a xlink:type="simple" xlink:href="https://arxiv.org/html/2412.14872v1" text:style-name="ListLabel_20_226" text:visited-style-name="ListLabel_20_226"><text:span text:style-name="T9">https://arxiv.org/html/2412.14872v1</text:span></text:a></text:p>
        </text:list-item>
        <text:list-item>
          <text:p text:style-name="P71"><text:span text:style-name="T8">5 Common Mistakes to Avoid When Training LLMs - MachineLearningMastery.com, Zugriff am November 4, 2025, </text:span><text:a xlink:type="simple" xlink:href="https://machinelearningmastery.com/5-common-mistakes-avoid-training-llms/" text:style-name="ListLabel_20_226" text:visited-style-name="ListLabel_20_226"><text:span text:style-name="T9">https://machinelearningmastery.com/5-common-mistakes-avoid-training-llms/</text:span></text:a></text:p>
        </text:list-item>
        <text:list-item>
          <text:p text:style-name="P71"><text:span text:style-name="T8">In-Depth Guide to LLM-Ready Data (websites, PDFs, chatlogs &amp; more) - Scrape.do, Zugriff am November 4, 2025, </text:span><text:a xlink:type="simple" xlink:href="https://scrape.do/blog/llm-ready-data/" text:style-name="ListLabel_20_226" text:visited-style-name="ListLabel_20_226"><text:span text:style-name="T9">https://scrape.do/blog/llm-ready-data/</text:span></text:a></text:p>
        </text:list-item>
        <text:list-item>
          <text:p text:style-name="P71"><text:span text:style-name="T8">Best Practices for Preprocessing Text Data for LLMs | Prompts.ai, Zugriff am November 4, 2025, </text:span><text:a xlink:type="simple" xlink:href="https://www.prompts.ai/en/blog/best-practices-for-preprocessing-text-data-for-llms" text:style-name="ListLabel_20_226" text:visited-style-name="ListLabel_20_226"><text:span text:style-name="T9">https://www.prompts.ai/en/blog/best-practices-for-preprocessing-text-data-for-llms</text:span></text:a></text:p>
        </text:list-item>
        <text:list-item>
          <text:p text:style-name="P71"><text:span text:style-name="T8">Copyright and Artificial Intelligence, Part 3: Generative AI Training Pre-Publication Version, Zugriff am November 4, 2025, </text:span><text:a xlink:type="simple" xlink:href="https://www.copyright.gov/ai/Copyright-and-Artificial-Intelligence-Part-3-Generative-AI-Training-Report-Pre-Publication-Version.pdf" text:style-name="ListLabel_20_226" text:visited-style-name="ListLabel_20_226"><text:span text:style-name="T9">https://www.copyright.gov/ai/Copyright-and-Artificial-Intelligence-Part-3-Generative-AI-Training-Report-Pre-Publication-Version.pdf</text:span></text:a></text:p>
        </text:list-item>
        <text:list-item>
          <text:p text:style-name="P71"><text:span text:style-name="T8">Code Copycat Conundrum: Demystifying Repetition in LLM-based Code Generation - arXiv, Zugriff am November 4, 2025, </text:span><text:a xlink:type="simple" xlink:href="https://arxiv.org/html/2504.12608v1" text:style-name="ListLabel_20_226" text:visited-style-name="ListLabel_20_226"><text:span text:style-name="T9">https://arxiv.org/html/2504.12608v1</text:span></text:a></text:p>
        </text:list-item>
        <text:list-item>
          <text:p text:style-name="P71"><text:soft-page-break/><text:span text:style-name="T8">Understanding the Modern LLM — Part 5: Understanding Text Degeneration During Decoding and Methods to Combat Degeneration. | by Inkyu Kim | Medium, Zugriff am November 4, 2025, </text:span><text:a xlink:type="simple" xlink:href="https://medium.com/@ikim1994914/understanding-the-modern-llm-part-5-understanding-text-degeneration-during-decoding-and-methods-966a4d33e9c8" text:style-name="ListLabel_20_226" text:visited-style-name="ListLabel_20_226"><text:span text:style-name="T9">https://medium.com/@ikim1994914/understanding-the-modern-llm-part-5-understanding-text-degeneration-during-decoding-and-methods-966a4d33e9c8</text:span></text:a></text:p>
        </text:list-item>
        <text:list-item>
          <text:p text:style-name="P71"><text:span text:style-name="T8">Mitigating the Language Mismatch and Repetition Issues in LLM-based Machine Translation via Model Editing - ACL Anthology, Zugriff am November 4, 2025, </text:span><text:a xlink:type="simple" xlink:href="https://aclanthology.org/2024.emnlp-main.879.pdf" text:style-name="ListLabel_20_226" text:visited-style-name="ListLabel_20_226"><text:span text:style-name="T9">https://aclanthology.org/2024.emnlp-main.879.pdf</text:span></text:a></text:p>
        </text:list-item>
        <text:list-item>
          <text:p text:style-name="P71"><text:span text:style-name="T8">11 Best Text Analysis Software and Tools in 2025 - Kapiche, Zugriff am November 4, 2025, </text:span><text:a xlink:type="simple" xlink:href="https://www.kapiche.com/blog/text-analysis-software" text:style-name="ListLabel_20_226" text:visited-style-name="ListLabel_20_226"><text:span text:style-name="T9">https://www.kapiche.com/blog/text-analysis-software</text:span></text:a></text:p>
        </text:list-item>
        <text:list-item>
          <text:p text:style-name="P71"><text:span text:style-name="T8">How to extract themes from conversations - Insight7 - Call Analytics &amp; AI Coaching for Customer Teams, Zugriff am November 4, 2025, </text:span><text:a xlink:type="simple" xlink:href="https://insight7.io/how-to-extract-themes-from-conversations/" text:style-name="ListLabel_20_226" text:visited-style-name="ListLabel_20_226"><text:span text:style-name="T9">https://insight7.io/how-to-extract-themes-from-conversations/</text:span></text:a></text:p>
        </text:list-item>
        <text:list-item>
          <text:p text:style-name="P71"><text:span text:style-name="T8">Chatbot Knowledge Base 101: From Set-Up to Success | Quickchat AI, Zugriff am November 4, 2025, </text:span><text:a xlink:type="simple" xlink:href="https://quickchat.ai/post/chatbot-knowledge-base-guide" text:style-name="ListLabel_20_226" text:visited-style-name="ListLabel_20_226"><text:span text:style-name="T9">https://quickchat.ai/post/chatbot-knowledge-base-guide</text:span></text:a></text:p>
        </text:list-item>
        <text:list-item>
          <text:p text:style-name="P71"><text:span text:style-name="T8">Create An AI-Powered Knowledge Base [Fast &amp; Easy] - Voiceflow, Zugriff am November 4, 2025, </text:span><text:a xlink:type="simple" xlink:href="https://www.voiceflow.com/blog/knowledge-base" text:style-name="ListLabel_20_226" text:visited-style-name="ListLabel_20_226"><text:span text:style-name="T9">https://www.voiceflow.com/blog/knowledge-base</text:span></text:a></text:p>
        </text:list-item>
        <text:list-item>
          <text:p text:style-name="P71"><text:span text:style-name="T8">Can Multi-modal (reasoning) LLMs detect document manipulation? - arXiv, Zugriff am November 4, 2025, </text:span><text:a xlink:type="simple" xlink:href="https://arxiv.org/html/2508.11021v1" text:style-name="ListLabel_20_226" text:visited-style-name="ListLabel_20_226"><text:span text:style-name="T9">https://arxiv.org/html/2508.11021v1</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1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2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6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20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0" meta:paragraph-count="218" meta:word-count="5891" meta:character-count="48615" meta:non-whitespace-character-count="43033"/>
    <meta:generator>LibreOfficeDev/6.0.5.2$Linux_X86_64 LibreOffice_project/</meta:generator>
  </office:meta>
</office:document-meta>
</file>